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15.79pt"/>
    </style:style>
    <style:style style:name="co9" style:family="table-column">
      <style:table-column-properties fo:break-before="auto" style:column-width="39.15pt"/>
    </style:style>
    <style:style style:name="co10" style:family="table-column">
      <style:table-column-properties fo:break-before="auto" style:column-width="46.74pt"/>
    </style:style>
    <style:style style:name="co11" style:family="table-column">
      <style:table-column-properties fo:break-before="auto" style:column-width="39.8pt"/>
    </style:style>
    <style:style style:name="co12" style:family="table-column">
      <style:table-column-properties fo:break-before="auto" style:column-width="58.79pt"/>
    </style:style>
    <style:style style:name="co13" style:family="table-column">
      <style:table-column-properties fo:break-before="auto" style:column-width="27.2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e6e6ff"/>
      <style:text-properties fo:color="#80808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6e6ff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12" style:family="table-cell" style:parent-style-name="Default" style:data-style-name="N10002">
      <style:table-cell-properties fo:background-color="#e6e6ff"/>
      <style:text-properties style:use-window-font-color="true"/>
    </style:style>
    <style:style style:name="ce13" style:family="table-cell" style:parent-style-name="Default" style:data-style-name="N10002">
      <style:table-cell-properties fo:background-color="#e6e6ff"/>
      <style:text-properties fo:color="#808080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002"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4c4c4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4c4c4c"/>
      <style:text-properties style:use-window-font-color="true"/>
    </style:style>
    <style:style style:name="ce26" style:family="table-cell" style:parent-style-name="Default">
      <style:table-cell-properties fo:background-color="#4c4c4c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32" style:family="table-cell" style:parent-style-name="Default" style:data-style-name="N2">
      <style:text-properties style:use-window-font-color="true"/>
    </style:style>
    <style:style style:name="ce33" style:family="table-cell" style:parent-style-name="Default" style:data-style-name="N2"/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4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45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fo:color="#808080"/>
    </style:style>
    <style:style style:name="ce48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2003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20036">
      <style:text-properties style:use-window-font-color="true"/>
    </style:style>
    <style:style style:name="ce52" style:family="table-cell" style:parent-style-name="Default" style:data-style-name="N20036">
      <style:table-cell-properties fo:background-color="#e6e6ff"/>
      <style:text-properties style:use-window-font-color="true"/>
    </style:style>
    <style:style style:name="ce53" style:family="table-cell" style:parent-style-name="Default" style:data-style-name="N20036">
      <style:table-cell-properties fo:background-color="#e6e6ff"/>
      <style:text-properties fo:color="#808080"/>
    </style:style>
    <style:style style:name="ce54" style:family="table-cell" style:parent-style-name="Default" style:data-style-name="N20036"/>
    <style:style style:name="ce5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09">
      <style:table-cell-properties fo:background-color="#e6e6ff"/>
      <style:text-properties style:use-window-font-color="true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59" style:family="table-cell" style:parent-style-name="Default" style:data-style-name="N109">
      <style:text-properties style:use-window-font-color="true"/>
    </style:style>
    <style:style style:name="ce60" style:family="table-cell" style:parent-style-name="Default" style:data-style-name="N109">
      <style:table-cell-properties fo:background-color="#e6e6ff"/>
      <style:text-properties fo:color="#808080"/>
    </style:style>
    <style:style style:name="ce61" style:family="table-cell" style:parent-style-name="Default" style:data-style-name="N109"/>
  </office:automatic-styles>
  <office:body>
    <office:spreadsheet>
      <table:table table:name="Tutorium B" table:style-name="ta1" table:print-ranges="'Tutorium B'.A1:'Tutorium B'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7"/>
        <table:table-column table:style-name="co6" table:default-cell-style-name="ce7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26"/>
        <table:table-column table:style-name="co9" table:default-cell-style-name="ce33"/>
        <table:table-column table:style-name="co10" table:default-cell-style-name="ce40"/>
        <table:table-column table:style-name="co10" table:default-cell-style-name="ce41"/>
        <table:table-column table:style-name="co11" table:default-cell-style-name="ce49"/>
        <table:table-column table:style-name="co12" table:default-cell-style-name="ce54"/>
        <table:table-column table:style-name="co9" table:default-cell-style-name="ce41"/>
        <table:table-column table:style-name="co9" table:default-cell-style-name="ce61"/>
        <table:table-column table:style-name="co13" table:default-cell-style-name="Default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5" office:value-type="string" calcext:value-type="string">
            <text:p>Grp.</text:p>
          </table:table-cell>
          <table:table-cell table:style-name="ce5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9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5"/>
          <table:table-cell table:style-name="ce21" office:value-type="string" calcext:value-type="string" table:number-columns-spanned="4" table:number-rows-spanned="1">
            <text:p>Übung 03</text:p>
          </table:table-cell>
          <table:covered-table-cell table:style-name="ce21"/>
          <table:covered-table-cell table:number-columns-repeated="2" table:style-name="ce1"/>
          <table:table-cell table:style-name="ce21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21" office:value-type="string" calcext:value-type="string" table:number-columns-spanned="3" table:number-rows-spanned="1">
            <text:p>Übung 05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6</text:p>
          </table:table-cell>
          <table:covered-table-cell table:style-name="ce21"/>
          <table:covered-table-cell table:number-columns-repeated="2" table:style-name="ce1"/>
          <table:table-cell table:style-name="ce21" office:value-type="string" calcext:value-type="string" table:number-columns-spanned="3" table:number-rows-spanned="1">
            <text:p>Übung 07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3" table:number-rows-spanned="1">
            <text:p>AS 1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AS 2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5" table:number-rows-spanned="1">
            <text:p>AS 3</text:p>
          </table:table-cell>
          <table:covered-table-cell table:number-columns-repeated="3" table:style-name="ce21"/>
          <table:covered-table-cell table:style-name="ce1"/>
          <table:table-cell table:style-name="ce24"/>
          <table:table-cell table:style-name="ce27"/>
          <table:table-cell table:style-name="ce34"/>
          <table:table-cell/>
          <table:table-cell table:style-name="ce41"/>
          <table:table-cell table:style-name="ce50"/>
          <table:table-cell/>
          <table:table-cell table:style-name="ce41"/>
          <table:table-cell table:style-name="ce1" table:number-columns-repeated="947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string" calcext:value-type="string">
            <text:p>Σ</text:p>
          </table:table-cell>
          <table:table-cell table:style-name="ce24"/>
          <table:table-cell table:style-name="ce28" office:value-type="string" calcext:value-type="string">
            <text:p>Σ</text:p>
          </table:table-cell>
          <table:table-cell table:style-name="ce35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41" office:value-type="string" calcext:value-type="string">
            <text:p>FG/MP</text:p>
          </table:table-cell>
          <table:table-cell table:style-name="ce50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41"/>
          <table:table-cell table:style-name="ce1" table:number-columns-repeated="947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/>
          <table:table-cell table:style-name="ce10" office:value-type="float" office:value="4" calcext:value-type="float">
            <text:p>4.00</text:p>
          </table:table-cell>
          <table:table-cell table:style-name="ce14" office:value-type="float" office:value="6" calcext:value-type="float">
            <text:p>6.00</text:p>
          </table:table-cell>
          <table:table-cell table:style-name="ce17" table:formula="of:=SUM([.G3:.H3])" office:value-type="float" office:value="10" calcext:value-type="float">
            <text:p>10.00</text:p>
          </table:table-cell>
          <table:table-cell table:style-name="ce10" office:value-type="float" office:value="4" calcext:value-type="float">
            <text:p>4.00</text:p>
          </table:table-cell>
          <table:table-cell table:style-name="ce10" office:value-type="float" office:value="5" calcext:value-type="float">
            <text:p>5.00</text:p>
          </table:table-cell>
          <table:table-cell table:style-name="ce10" office:value-type="float" office:value="1" calcext:value-type="float">
            <text:p>1.00</text:p>
          </table:table-cell>
          <table:table-cell table:style-name="ce10" table:formula="of:=SUM([.J3:.L3])" office:value-type="float" office:value="10" calcext:value-type="float">
            <text:p>10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table:formula="of:=SUM([.N3:.P3])" office:value-type="float" office:value="10" calcext:value-type="float">
            <text:p>10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SUM([.R3:.T3])" office:value-type="float" office:value="10" calcext:value-type="float">
            <text:p>10.00</text:p>
          </table:table-cell>
          <table:table-cell table:number-columns-repeated="2" table:style-name="ce14" office:value-type="float" office:value="5" calcext:value-type="float">
            <text:p>5.00</text:p>
          </table:table-cell>
          <table:table-cell table:style-name="ce14" table:formula="of:=SUM([.V3:.W3])" office:value-type="float" office:value="10" calcext:value-type="float">
            <text:p>10.00</text:p>
          </table:table-cell>
          <table:table-cell table:style-name="ce14" office:value-type="float" office:value="2" calcext:value-type="float">
            <text:p>2.00</text:p>
          </table:table-cell>
          <table:table-cell table:number-columns-repeated="2" table:style-name="ce14" office:value-type="float" office:value="4" calcext:value-type="float">
            <text:p>4.00</text:p>
          </table:table-cell>
          <table:table-cell table:style-name="ce14" table:formula="of:=SUM([.Y3:.AA3])" office:value-type="float" office:value="10" calcext:value-type="float">
            <text:p>10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SUM([.AC3:.AD3])" office:value-type="float" office:value="6" calcext:value-type="float">
            <text:p>6.00</text:p>
          </table:table-cell>
          <table:table-cell table:style-name="ce14" office:value-type="float" office:value="2" calcext:value-type="float">
            <text:p>2.00</text:p>
          </table:table-cell>
          <table:table-cell table:number-columns-repeated="2" table:style-name="ce14" office:value-type="float" office:value="4" calcext:value-type="float">
            <text:p>4.00</text:p>
          </table:table-cell>
          <table:table-cell table:style-name="ce14" table:formula="of:=SUM([.AF3:.AH3])" office:value-type="float" office:value="10" calcext:value-type="float">
            <text:p>10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table:formula="of:=SUM([.AJ3:.AL3])" office:value-type="float" office:value="10" calcext:value-type="float">
            <text:p>10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table:formula="of:=SUM([.AN3:.AP3])" office:value-type="float" office:value="10" calcext:value-type="float">
            <text:p>10.00</text:p>
          </table:table-cell>
          <table:table-cell table:number-columns-repeated="2" table:style-name="ce14" office:value-type="float" office:value="1" calcext:value-type="float">
            <text:p>1.00</text:p>
          </table:table-cell>
          <table:table-cell table:style-name="ce14" table:formula="of:=SUM([.AR3:.AS3])" office:value-type="float" office:value="2" calcext:value-type="float">
            <text:p>2.00</text:p>
          </table:table-cell>
          <table:table-cell table:number-columns-repeated="3" table:style-name="ce14" office:value-type="float" office:value="1" calcext:value-type="float">
            <text:p>1.00</text:p>
          </table:table-cell>
          <table:table-cell table:style-name="ce14" table:formula="of:=SUM([.AU3:.AW3])" office:value-type="float" office:value="3" calcext:value-type="float">
            <text:p>3.00</text:p>
          </table:table-cell>
          <table:table-cell table:number-columns-repeated="4" table:style-name="ce14" office:value-type="float" office:value="1" calcext:value-type="float">
            <text:p>1.00</text:p>
          </table:table-cell>
          <table:table-cell table:style-name="ce14" table:formula="of:=SUM([.AY3:.BB3])" office:value-type="float" office:value="4" calcext:value-type="float">
            <text:p>4.00</text:p>
          </table:table-cell>
          <table:table-cell table:style-name="ce24"/>
          <table:table-cell table:style-name="ce29" table:formula="of:=[.I3]+[.M3]+[.Q3]+[.U3]+[.X3]+[.AB3]+[.AE3]+[.AI3]+[.AM3]+[.AQ3]" office:value-type="float" office:value="96" calcext:value-type="float">
            <text:p>96,00</text:p>
          </table:table-cell>
          <table:table-cell table:style-name="ce34" table:formula="of:=[.BE3]/[.$BE$3]" office:value-type="percentage" office:value="1" calcext:value-type="percentage">
            <text:p>100,00%</text:p>
          </table:table-cell>
          <table:table-cell/>
          <table:table-cell table:style-name="ce41"/>
          <table:table-cell table:style-name="ce50"/>
          <table:table-cell/>
          <table:table-cell table:style-name="ce41" table:number-columns-repeated="2"/>
          <table:table-cell/>
          <table:table-cell table:style-name="ce1" table:number-columns-repeated="945"/>
          <table:table-cell table:number-columns-repeated="14"/>
        </table:table-row>
        <table:table-row table:style-name="ro1">
          <table:table-cell office:value-type="string" calcext:value-type="string">
            <text:p>Augsten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augsten</text:p>
          </table:table-cell>
          <table:table-cell table:style-name="Default" office:value-type="string" calcext:value-type="string">
            <text:p>B01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4" calcext:value-type="float">
            <text:p>4.00</text:p>
          </table:table-cell>
          <table:table-cell table:style-name="ce15" office:value-type="float" office:value="5.75" calcext:value-type="float">
            <text:p>5.75</text:p>
          </table:table-cell>
          <table:table-cell table:style-name="ce17" table:formula="of:=SUM([.G4:.H4])" office:value-type="float" office:value="9.75" calcext:value-type="float">
            <text:p>9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4:.L4])" office:value-type="float" office:value="9.75" calcext:value-type="float">
            <text:p>9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5" calcext:value-type="float">
            <text:p>3.50</text:p>
          </table:table-cell>
          <table:table-cell table:style-name="ce22" table:formula="of:=SUM([.N4:.P4])" office:value-type="float" office:value="9.25" calcext:value-type="float">
            <text:p>9.2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75" calcext:value-type="float">
            <text:p>2.75</text:p>
          </table:table-cell>
          <table:table-cell table:style-name="ce22" table:formula="of:=SUM([.R4:.T4])" office:value-type="float" office:value="9" calcext:value-type="float">
            <text:p>9.00</text:p>
          </table:table-cell>
          <table:table-cell table:style-name="ce15" table:number-columns-repeated="2"/>
          <table:table-cell table:style-name="ce22" table:formula="of:=SUM([.V4:.W4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4:.AA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:.AD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:.AH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:.AL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:.AP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:.AS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:.AW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:.BB4])" office:value-type="float" office:value="0" calcext:value-type="float">
            <text:p>0.00</text:p>
          </table:table-cell>
          <table:table-cell table:style-name="ce25"/>
          <table:table-cell table:style-name="ce29" table:formula="of:=[.I4]+[.M4]+[.Q4]+[.U4]+[.X4]+[.AB4]+[.AE4]+[.AI4]+[.AM4]+[.AQ4]+[.AT4]+[.AX4]+[.BC4]" office:value-type="float" office:value="37.75" calcext:value-type="float">
            <text:p>37,75</text:p>
          </table:table-cell>
          <table:table-cell table:style-name="ce34" table:formula="of:=[.BE4]/[.$BE$3]" office:value-type="percentage" office:value="0.393229166666667" calcext:value-type="percentage">
            <text:p>39,32%</text:p>
          </table:table-cell>
          <table:table-cell table:style-name="ce42" table:formula="of:=IF([.BF4]&lt;0.5;5;IF([.BF4]&lt;0.55;4;IF([.BF4]&lt;0.6;3.7;IF([.BF4]&lt;0.65;3.3;IF([.BF4]&lt;0.7;3;IF([.BF4]&lt;0.75;2.7;IF([.BF4]&lt;0.8;2.3;IF([.BF4]&lt;0.85;2;IF([.BF4]&lt;0.9;1.7;IF([.BF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8"/>
          <table:table-cell table:style-name="ce42"/>
          <table:table-cell table:style-name="ce3" table:number-columns-repeated="960"/>
        </table:table-row>
        <table:table-row table:style-name="ro1">
          <table:table-cell office:value-type="string" calcext:value-type="string">
            <text:p>Augsten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s_e78azy</text:p>
          </table:table-cell>
          <table:table-cell table:style-name="Default" office:value-type="string" calcext:value-type="string">
            <text:p>B01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float" office:value="4" calcext:value-type="float">
            <text:p>4.00</text:p>
          </table:table-cell>
          <table:table-cell table:style-name="ce15" office:value-type="float" office:value="5.75" calcext:value-type="float">
            <text:p>5.75</text:p>
          </table:table-cell>
          <table:table-cell table:style-name="ce17" table:formula="of:=SUM([.G5:.H5])" office:value-type="float" office:value="9.75" calcext:value-type="float">
            <text:p>9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5:.L5])" office:value-type="float" office:value="9.75" calcext:value-type="float">
            <text:p>9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5" calcext:value-type="float">
            <text:p>3.50</text:p>
          </table:table-cell>
          <table:table-cell table:style-name="ce22" table:formula="of:=SUM([.N5:.P5])" office:value-type="float" office:value="9.25" calcext:value-type="float">
            <text:p>9.2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75" calcext:value-type="float">
            <text:p>2.75</text:p>
          </table:table-cell>
          <table:table-cell table:style-name="ce22" table:formula="of:=SUM([.R5:.T5])" office:value-type="float" office:value="9" calcext:value-type="float">
            <text:p>9.00</text:p>
          </table:table-cell>
          <table:table-cell table:style-name="ce15" table:number-columns-repeated="2"/>
          <table:table-cell table:style-name="ce22" table:formula="of:=SUM([.V5:.W5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5:.AA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:.AD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:.AH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:.AL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:.AP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:.AS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:.AW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:.BB5])" office:value-type="float" office:value="0" calcext:value-type="float">
            <text:p>0.00</text:p>
          </table:table-cell>
          <table:table-cell table:style-name="ce25"/>
          <table:table-cell table:style-name="ce29" table:formula="of:=[.I5]+[.M5]+[.Q5]+[.U5]+[.X5]+[.AB5]+[.AE5]+[.AI5]+[.AM5]+[.AQ5]+[.AT5]+[.AX5]+[.BC5]" office:value-type="float" office:value="37.75" calcext:value-type="float">
            <text:p>37,75</text:p>
          </table:table-cell>
          <table:table-cell table:style-name="ce34" table:formula="of:=[.BE5]/[.$BE$3]" office:value-type="percentage" office:value="0.393229166666667" calcext:value-type="percentage">
            <text:p>39,32%</text:p>
          </table:table-cell>
          <table:table-cell table:style-name="ce42" table:formula="of:=IF([.BF5]&lt;0.5;5;IF([.BF5]&lt;0.55;4;IF([.BF5]&lt;0.6;3.7;IF([.BF5]&lt;0.65;3.3;IF([.BF5]&lt;0.7;3;IF([.BF5]&lt;0.75;2.7;IF([.BF5]&lt;0.8;2.3;IF([.BF5]&lt;0.85;2;IF([.BF5]&lt;0.9;1.7;IF([.BF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office:value-type="string" calcext:value-type="string">
            <text:p>Brüggemann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janik1</text:p>
          </table:table-cell>
          <table:table-cell table:style-name="Default" office:value-type="string" calcext:value-type="string">
            <text:p>B01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4" calcext:value-type="float">
            <text:p>4.00</text:p>
          </table:table-cell>
          <table:table-cell table:style-name="ce15" office:value-type="float" office:value="5.75" calcext:value-type="float">
            <text:p>5.75</text:p>
          </table:table-cell>
          <table:table-cell table:style-name="ce17" table:formula="of:=SUM([.G6:.H6])" office:value-type="float" office:value="9.75" calcext:value-type="float">
            <text:p>9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6:.L6])" office:value-type="float" office:value="9.75" calcext:value-type="float">
            <text:p>9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5" calcext:value-type="float">
            <text:p>3.50</text:p>
          </table:table-cell>
          <table:table-cell table:style-name="ce22" table:formula="of:=SUM([.N6:.P6])" office:value-type="float" office:value="9.25" calcext:value-type="float">
            <text:p>9.2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75" calcext:value-type="float">
            <text:p>2.75</text:p>
          </table:table-cell>
          <table:table-cell table:style-name="ce22" table:formula="of:=SUM([.R6:.T6])" office:value-type="float" office:value="9" calcext:value-type="float">
            <text:p>9.00</text:p>
          </table:table-cell>
          <table:table-cell table:style-name="ce15" table:number-columns-repeated="2"/>
          <table:table-cell table:style-name="ce22" table:formula="of:=SUM([.V6:.W6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6:.AA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:.AD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:.AH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:.AL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:.AP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:.AS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:.AW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:.BB6])" office:value-type="float" office:value="0" calcext:value-type="float">
            <text:p>0.00</text:p>
          </table:table-cell>
          <table:table-cell table:style-name="ce25"/>
          <table:table-cell table:style-name="ce29" table:formula="of:=[.I6]+[.M6]+[.Q6]+[.U6]+[.X6]+[.AB6]+[.AE6]+[.AI6]+[.AM6]+[.AQ6]+[.AT6]+[.AX6]+[.BC6]" office:value-type="float" office:value="37.75" calcext:value-type="float">
            <text:p>37,75</text:p>
          </table:table-cell>
          <table:table-cell table:style-name="ce34" table:formula="of:=[.BE6]/[.$BE$3]" office:value-type="percentage" office:value="0.393229166666667" calcext:value-type="percentage">
            <text:p>39,32%</text:p>
          </table:table-cell>
          <table:table-cell table:style-name="ce42" table:formula="of:=IF([.BF6]&lt;0.5;5;IF([.BF6]&lt;0.55;4;IF([.BF6]&lt;0.6;3.7;IF([.BF6]&lt;0.65;3.3;IF([.BF6]&lt;0.7;3;IF([.BF6]&lt;0.75;2.7;IF([.BF6]&lt;0.8;2.3;IF([.BF6]&lt;0.85;2;IF([.BF6]&lt;0.9;1.7;IF([.BF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office:value-type="string" calcext:value-type="string">
            <text:p>Jedo</text:p>
          </table:table-cell>
          <table:table-cell office:value-type="string" calcext:value-type="string">
            <text:p>Qais</text:p>
          </table:table-cell>
          <table:table-cell office:value-type="string" calcext:value-type="string">
            <text:p>qjedo</text:p>
          </table:table-cell>
          <table:table-cell table:style-name="Default" office:value-type="string" calcext:value-type="string">
            <text:p>B01</text:p>
          </table:table-cell>
          <table:table-cell table:style-name="ce6" office:value-type="string" calcext:value-type="string">
            <text:p>SE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float" office:value="4" calcext:value-type="float">
            <text:p>4.00</text:p>
          </table:table-cell>
          <table:table-cell table:style-name="ce15" office:value-type="float" office:value="5.75" calcext:value-type="float">
            <text:p>5.75</text:p>
          </table:table-cell>
          <table:table-cell table:style-name="ce17" table:formula="of:=SUM([.G7:.H7])" office:value-type="float" office:value="9.75" calcext:value-type="float">
            <text:p>9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7:.L7])" office:value-type="float" office:value="9.75" calcext:value-type="float">
            <text:p>9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5" calcext:value-type="float">
            <text:p>3.50</text:p>
          </table:table-cell>
          <table:table-cell table:style-name="ce22" table:formula="of:=SUM([.N7:.P7])" office:value-type="float" office:value="9.25" calcext:value-type="float">
            <text:p>9.2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75" calcext:value-type="float">
            <text:p>2.75</text:p>
          </table:table-cell>
          <table:table-cell table:style-name="ce22" table:formula="of:=SUM([.R7:.T7])" office:value-type="float" office:value="9" calcext:value-type="float">
            <text:p>9.00</text:p>
          </table:table-cell>
          <table:table-cell table:style-name="ce11" table:number-columns-repeated="2"/>
          <table:table-cell table:style-name="ce22" table:formula="of:=SUM([.V7:.W7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7:.AA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7:.AD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7:.AH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7:.AL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7:.AP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7:.AS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7:.AW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7:.BB7])" office:value-type="float" office:value="0" calcext:value-type="float">
            <text:p>0.00</text:p>
          </table:table-cell>
          <table:table-cell table:style-name="ce25"/>
          <table:table-cell table:style-name="ce29" table:formula="of:=[.I7]+[.M7]+[.Q7]+[.U7]+[.X7]+[.AB7]+[.AE7]+[.AI7]+[.AM7]+[.AQ7]+[.AT7]+[.AX7]+[.BC7]" office:value-type="float" office:value="37.75" calcext:value-type="float">
            <text:p>37,75</text:p>
          </table:table-cell>
          <table:table-cell table:style-name="ce34" table:formula="of:=[.BE7]/[.$BE$3]" office:value-type="percentage" office:value="0.393229166666667" calcext:value-type="percentage">
            <text:p>39,32%</text:p>
          </table:table-cell>
          <table:table-cell table:style-name="ce42" table:formula="of:=IF([.BF7]&lt;0.5;5;IF([.BF7]&lt;0.55;4;IF([.BF7]&lt;0.6;3.7;IF([.BF7]&lt;0.65;3.3;IF([.BF7]&lt;0.7;3;IF([.BF7]&lt;0.75;2.7;IF([.BF7]&lt;0.8;2.3;IF([.BF7]&lt;0.85;2;IF([.BF7]&lt;0.9;1.7;IF([.BF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55"/>
          <table:table-cell table:style-name="ce58"/>
          <table:table-cell table:style-name="ce42"/>
          <table:table-cell table:style-name="ce6" table:number-columns-repeated="946"/>
          <table:table-cell table:style-name="ce3" table:number-columns-repeated="14"/>
        </table:table-row>
        <table:table-row table:style-name="ro1">
          <table:table-cell table:style-name="ce2" office:value-type="string" calcext:value-type="string">
            <text:p>Bloscheck</text:p>
          </table:table-cell>
          <table:table-cell table:style-name="ce2" office:value-type="string" calcext:value-type="string">
            <text:p>Yannik</text:p>
          </table:table-cell>
          <table:table-cell table:style-name="ce2" office:value-type="string" calcext:value-type="string">
            <text:p>yannik2</text:p>
          </table:table-cell>
          <table:table-cell table:style-name="ce2" office:value-type="string" calcext:value-type="string">
            <text:p>B02</text:p>
          </table:table-cell>
          <table:table-cell table:style-name="ce8" table:number-columns-repeated="2"/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G8:.H8])" office:value-type="float" office:value="7.5" calcext:value-type="float">
            <text:p>7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8:.L8])" office:value-type="float" office:value="5.5" calcext:value-type="float">
            <text:p>5.50</text:p>
          </table:table-cell>
          <table:table-cell table:style-name="ce12" office:value-type="float" office:value="2.5" calcext:value-type="float">
            <text:p>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8:.P8])" office:value-type="float" office:value="6.5" calcext:value-type="float">
            <text:p>6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8:.T8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8:.W8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8:.AA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8:.AD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8:.AH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8:.AL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8:.AP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8:.AS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8:.AW8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8:.BB8])" office:value-type="float" office:value="0" calcext:value-type="float">
            <text:p>0.00</text:p>
          </table:table-cell>
          <table:table-cell table:style-name="ce8"/>
          <table:table-cell table:style-name="ce30" table:formula="of:=[.I8]+[.M8]+[.Q8]+[.U8]+[.X8]+[.AB8]+[.AE8]+[.AI8]+[.AM8]+[.AQ8]+[.AT8]+[.AX8]+[.BC8]" office:value-type="float" office:value="28" calcext:value-type="float">
            <text:p>28,00</text:p>
          </table:table-cell>
          <table:table-cell table:style-name="ce36" table:formula="of:=[.BE8]/[.$BE$3]" office:value-type="percentage" office:value="0.291666666666667" calcext:value-type="percentage">
            <text:p>29,17%</text:p>
          </table:table-cell>
          <table:table-cell table:style-name="ce43" table:formula="of:=IF([.BF8]&lt;0.5;5;IF([.BF8]&lt;0.55;4;IF([.BF8]&lt;0.6;3.7;IF([.BF8]&lt;0.65;3.3;IF([.BF8]&lt;0.7;3;IF([.BF8]&lt;0.75;2.7;IF([.BF8]&lt;0.8;2.3;IF([.BF8]&lt;0.85;2;IF([.BF8]&lt;0.9;1.7;IF([.BF8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56"/>
          <table:table-cell table:style-name="ce8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Günes</text:p>
          </table:table-cell>
          <table:table-cell table:style-name="ce2" office:value-type="string" calcext:value-type="string">
            <text:p>Gökhan</text:p>
          </table:table-cell>
          <table:table-cell table:style-name="ce2" office:value-type="string" calcext:value-type="string">
            <text:p>goekhan</text:p>
          </table:table-cell>
          <table:table-cell table:style-name="ce2" office:value-type="string" calcext:value-type="string">
            <text:p>B02</text:p>
          </table:table-cell>
          <table:table-cell table:style-name="ce8" table:number-columns-repeated="2"/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G9:.H9])" office:value-type="float" office:value="7.5" calcext:value-type="float">
            <text:p>7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9:.L9])" office:value-type="float" office:value="5.5" calcext:value-type="float">
            <text:p>5.50</text:p>
          </table:table-cell>
          <table:table-cell table:style-name="ce12" office:value-type="float" office:value="2.5" calcext:value-type="float">
            <text:p>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9:.P9])" office:value-type="float" office:value="6.5" calcext:value-type="float">
            <text:p>6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9:.T9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9:.W9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9:.AA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9:.AD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9:.AH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9:.AL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9:.AP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9:.AS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9:.AW9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9:.BB9])" office:value-type="float" office:value="0" calcext:value-type="float">
            <text:p>0.00</text:p>
          </table:table-cell>
          <table:table-cell table:style-name="ce8"/>
          <table:table-cell table:style-name="ce30" table:formula="of:=[.I9]+[.M9]+[.Q9]+[.U9]+[.X9]+[.AB9]+[.AE9]+[.AI9]+[.AM9]+[.AQ9]+[.AT9]+[.AX9]+[.BC9]" office:value-type="float" office:value="28" calcext:value-type="float">
            <text:p>28,00</text:p>
          </table:table-cell>
          <table:table-cell table:style-name="ce36" table:formula="of:=[.BE9]/[.$BE$3]" office:value-type="percentage" office:value="0.291666666666667" calcext:value-type="percentage">
            <text:p>29,17%</text:p>
          </table:table-cell>
          <table:table-cell table:style-name="ce43" table:formula="of:=IF([.BF9]&lt;0.5;5;IF([.BF9]&lt;0.55;4;IF([.BF9]&lt;0.6;3.7;IF([.BF9]&lt;0.65;3.3;IF([.BF9]&lt;0.7;3;IF([.BF9]&lt;0.75;2.7;IF([.BF9]&lt;0.8;2.3;IF([.BF9]&lt;0.85;2;IF([.BF9]&lt;0.9;1.7;IF([.BF9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Schwania</text:p>
          </table:table-cell>
          <table:table-cell table:style-name="ce2" office:value-type="string" calcext:value-type="string">
            <text:p>Jaqueline</text:p>
          </table:table-cell>
          <table:table-cell table:style-name="ce2" office:value-type="string" calcext:value-type="string">
            <text:p>jaq_sch</text:p>
          </table:table-cell>
          <table:table-cell table:style-name="ce2" office:value-type="string" calcext:value-type="string">
            <text:p>B02</text:p>
          </table:table-cell>
          <table:table-cell table:style-name="ce8" table:number-columns-repeated="2"/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G10:.H10])" office:value-type="float" office:value="7.5" calcext:value-type="float">
            <text:p>7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0:.L10])" office:value-type="float" office:value="5.5" calcext:value-type="float">
            <text:p>5.50</text:p>
          </table:table-cell>
          <table:table-cell table:style-name="ce12" office:value-type="float" office:value="2.5" calcext:value-type="float">
            <text:p>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10:.P10])" office:value-type="float" office:value="6.5" calcext:value-type="float">
            <text:p>6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0:.T10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10:.W10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0:.AA10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0:.AD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0:.AH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0:.AL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0:.AP10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0:.AS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0:.AW10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0:.BB10])" office:value-type="float" office:value="0" calcext:value-type="float">
            <text:p>0.00</text:p>
          </table:table-cell>
          <table:table-cell table:style-name="ce8"/>
          <table:table-cell table:style-name="ce30" table:formula="of:=[.I10]+[.M10]+[.Q10]+[.U10]+[.X10]+[.AB10]+[.AE10]+[.AI10]+[.AM10]+[.AQ10]+[.AT10]+[.AX10]+[.BC10]" office:value-type="float" office:value="28" calcext:value-type="float">
            <text:p>28,00</text:p>
          </table:table-cell>
          <table:table-cell table:style-name="ce36" table:formula="of:=[.BE10]/[.$BE$3]" office:value-type="percentage" office:value="0.291666666666667" calcext:value-type="percentage">
            <text:p>29,17%</text:p>
          </table:table-cell>
          <table:table-cell table:style-name="ce43" table:formula="of:=IF([.BF10]&lt;0.5;5;IF([.BF10]&lt;0.55;4;IF([.BF10]&lt;0.6;3.7;IF([.BF10]&lt;0.65;3.3;IF([.BF10]&lt;0.7;3;IF([.BF10]&lt;0.75;2.7;IF([.BF10]&lt;0.8;2.3;IF([.BF10]&lt;0.85;2;IF([.BF10]&lt;0.9;1.7;IF([.BF10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Witte</text:p>
          </table:table-cell>
          <table:table-cell table:style-name="ce2" office:value-type="string" calcext:value-type="string">
            <text:p>Julius</text:p>
          </table:table-cell>
          <table:table-cell table:style-name="ce2" office:value-type="string" calcext:value-type="string">
            <text:p>juwitte</text:p>
          </table:table-cell>
          <table:table-cell table:style-name="ce2" office:value-type="string" calcext:value-type="string">
            <text:p>B02</text:p>
          </table:table-cell>
          <table:table-cell table:style-name="ce8" table:number-columns-repeated="2"/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G11:.H11])" office:value-type="float" office:value="7.5" calcext:value-type="float">
            <text:p>7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1:.L11])" office:value-type="float" office:value="5.5" calcext:value-type="float">
            <text:p>5.50</text:p>
          </table:table-cell>
          <table:table-cell table:style-name="ce12" office:value-type="float" office:value="2.5" calcext:value-type="float">
            <text:p>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11:.P11])" office:value-type="float" office:value="6.5" calcext:value-type="float">
            <text:p>6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1:.T11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11:.W11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1:.AA11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1:.AD11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1:.AH11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1:.AL11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1:.AP11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1:.AS11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1:.AW11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1:.BB11])" office:value-type="float" office:value="0" calcext:value-type="float">
            <text:p>0.00</text:p>
          </table:table-cell>
          <table:table-cell table:style-name="ce8"/>
          <table:table-cell table:style-name="ce30" table:formula="of:=[.I11]+[.M11]+[.Q11]+[.U11]+[.X11]+[.AB11]+[.AE11]+[.AI11]+[.AM11]+[.AQ11]+[.AT11]+[.AX11]+[.BC11]" office:value-type="float" office:value="28" calcext:value-type="float">
            <text:p>28,00</text:p>
          </table:table-cell>
          <table:table-cell table:style-name="ce36" table:formula="of:=[.BE11]/[.$BE$3]" office:value-type="percentage" office:value="0.291666666666667" calcext:value-type="percentage">
            <text:p>29,17%</text:p>
          </table:table-cell>
          <table:table-cell table:style-name="ce43" table:formula="of:=IF([.BF11]&lt;0.5;5;IF([.BF11]&lt;0.55;4;IF([.BF11]&lt;0.6;3.7;IF([.BF11]&lt;0.65;3.3;IF([.BF11]&lt;0.7;3;IF([.BF11]&lt;0.75;2.7;IF([.BF11]&lt;0.8;2.3;IF([.BF11]&lt;0.85;2;IF([.BF11]&lt;0.9;1.7;IF([.BF11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office:value-type="string" calcext:value-type="string">
            <text:p>Felsch</text:p>
          </table:table-cell>
          <table:table-cell office:value-type="string" calcext:value-type="string">
            <text:p>Gerrit</text:p>
          </table:table-cell>
          <table:table-cell office:value-type="string" calcext:value-type="string">
            <text:p>s_uhei4h</text:p>
          </table:table-cell>
          <table:table-cell table:style-name="Default" office:value-type="string" calcext:value-type="string">
            <text:p>B03</text:p>
          </table:table-cell>
          <table:table-cell table:style-name="ce6"/>
          <table:table-cell table:style-name="ce3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7" table:formula="of:=SUM([.G12:.H12])" office:value-type="float" office:value="8.75" calcext:value-type="float">
            <text:p>8.75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2:.L12])" office:value-type="float" office:value="8.5" calcext:value-type="float">
            <text:p>8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12:.P12])" office:value-type="float" office:value="9.75" calcext:value-type="float">
            <text:p>9.7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12:.T12])" office:value-type="float" office:value="8.5" calcext:value-type="float">
            <text:p>8.50</text:p>
          </table:table-cell>
          <table:table-cell table:style-name="ce11" table:number-columns-repeated="2"/>
          <table:table-cell table:style-name="ce17" table:formula="of:=SUM([.V12:.W1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2:.AA1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2:.AD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2:.AH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2:.AL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2:.AP1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2:.AS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2:.AW1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2:.BB12])" office:value-type="float" office:value="0" calcext:value-type="float">
            <text:p>0.00</text:p>
          </table:table-cell>
          <table:table-cell table:style-name="ce25"/>
          <table:table-cell table:style-name="ce29" table:formula="of:=[.I12]+[.M12]+[.Q12]+[.U12]+[.X12]+[.AB12]+[.AE12]+[.AI12]+[.AM12]+[.AQ12]+[.AT12]+[.AX12]+[.BC12]" office:value-type="float" office:value="35.5" calcext:value-type="float">
            <text:p>35,50</text:p>
          </table:table-cell>
          <table:table-cell table:style-name="ce34" table:formula="of:=[.BE12]/[.$BE$3]" office:value-type="percentage" office:value="0.369791666666667" calcext:value-type="percentage">
            <text:p>36,98%</text:p>
          </table:table-cell>
          <table:table-cell table:style-name="ce42" table:formula="of:=IF([.BF12]&lt;0.5;5;IF([.BF12]&lt;0.55;4;IF([.BF12]&lt;0.6;3.7;IF([.BF12]&lt;0.65;3.3;IF([.BF12]&lt;0.7;3;IF([.BF12]&lt;0.75;2.7;IF([.BF12]&lt;0.8;2.3;IF([.BF12]&lt;0.85;2;IF([.BF12]&lt;0.9;1.7;IF([.BF1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office:value-type="string" calcext:value-type="string">
            <text:p>Kolk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kolke</text:p>
          </table:table-cell>
          <table:table-cell table:style-name="Default" office:value-type="string" calcext:value-type="string">
            <text:p>B03</text:p>
          </table:table-cell>
          <table:table-cell table:style-name="ce6"/>
          <table:table-cell table:style-name="ce3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7" table:formula="of:=SUM([.G13:.H13])" office:value-type="float" office:value="8.75" calcext:value-type="float">
            <text:p>8.75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3:.L13])" office:value-type="float" office:value="8.5" calcext:value-type="float">
            <text:p>8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13:.P13])" office:value-type="float" office:value="9.75" calcext:value-type="float">
            <text:p>9.7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13:.T13])" office:value-type="float" office:value="8.5" calcext:value-type="float">
            <text:p>8.50</text:p>
          </table:table-cell>
          <table:table-cell table:style-name="ce11" table:number-columns-repeated="2"/>
          <table:table-cell table:style-name="ce17" table:formula="of:=SUM([.V13:.W1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3:.AA1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3:.AD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3:.AH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3:.AL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3:.AP1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3:.AS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3:.AW1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3:.BB13])" office:value-type="float" office:value="0" calcext:value-type="float">
            <text:p>0.00</text:p>
          </table:table-cell>
          <table:table-cell table:style-name="ce25"/>
          <table:table-cell table:style-name="ce29" table:formula="of:=[.I13]+[.M13]+[.Q13]+[.U13]+[.X13]+[.AB13]+[.AE13]+[.AI13]+[.AM13]+[.AQ13]+[.AT13]+[.AX13]+[.BC13]" office:value-type="float" office:value="35.5" calcext:value-type="float">
            <text:p>35,50</text:p>
          </table:table-cell>
          <table:table-cell table:style-name="ce34" table:formula="of:=[.BE13]/[.$BE$3]" office:value-type="percentage" office:value="0.369791666666667" calcext:value-type="percentage">
            <text:p>36,98%</text:p>
          </table:table-cell>
          <table:table-cell table:style-name="ce42" table:formula="of:=IF([.BF13]&lt;0.5;5;IF([.BF13]&lt;0.55;4;IF([.BF13]&lt;0.6;3.7;IF([.BF13]&lt;0.65;3.3;IF([.BF13]&lt;0.7;3;IF([.BF13]&lt;0.75;2.7;IF([.BF13]&lt;0.8;2.3;IF([.BF13]&lt;0.85;2;IF([.BF13]&lt;0.9;1.7;IF([.BF1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office:value-type="string" calcext:value-type="string">
            <text:p>Kolke</text:p>
          </table:table-cell>
          <table:table-cell office:value-type="string" calcext:value-type="string">
            <text:p>Vadim</text:p>
          </table:table-cell>
          <table:table-cell office:value-type="string" calcext:value-type="string">
            <text:p>vkolke</text:p>
          </table:table-cell>
          <table:table-cell table:style-name="Default" office:value-type="string" calcext:value-type="string">
            <text:p>B03</text:p>
          </table:table-cell>
          <table:table-cell table:style-name="ce6"/>
          <table:table-cell table:style-name="ce3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7" table:formula="of:=SUM([.G14:.H14])" office:value-type="float" office:value="8.75" calcext:value-type="float">
            <text:p>8.75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4:.L14])" office:value-type="float" office:value="8.5" calcext:value-type="float">
            <text:p>8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14:.P14])" office:value-type="float" office:value="9.75" calcext:value-type="float">
            <text:p>9.7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14:.T14])" office:value-type="float" office:value="8.5" calcext:value-type="float">
            <text:p>8.50</text:p>
          </table:table-cell>
          <table:table-cell table:style-name="ce11" table:number-columns-repeated="2"/>
          <table:table-cell table:style-name="ce17" table:formula="of:=SUM([.V14:.W1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4:.AA1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4:.AD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4:.AH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4:.AL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4:.AP1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4:.AS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4:.AW1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4:.BB14])" office:value-type="float" office:value="0" calcext:value-type="float">
            <text:p>0.00</text:p>
          </table:table-cell>
          <table:table-cell table:style-name="ce25"/>
          <table:table-cell table:style-name="ce29" table:formula="of:=[.I14]+[.M14]+[.Q14]+[.U14]+[.X14]+[.AB14]+[.AE14]+[.AI14]+[.AM14]+[.AQ14]+[.AT14]+[.AX14]+[.BC14]" office:value-type="float" office:value="35.5" calcext:value-type="float">
            <text:p>35,50</text:p>
          </table:table-cell>
          <table:table-cell table:style-name="ce34" table:formula="of:=[.BE14]/[.$BE$3]" office:value-type="percentage" office:value="0.369791666666667" calcext:value-type="percentage">
            <text:p>36,98%</text:p>
          </table:table-cell>
          <table:table-cell table:style-name="ce42" table:formula="of:=IF([.BF14]&lt;0.5;5;IF([.BF14]&lt;0.55;4;IF([.BF14]&lt;0.6;3.7;IF([.BF14]&lt;0.65;3.3;IF([.BF14]&lt;0.7;3;IF([.BF14]&lt;0.75;2.7;IF([.BF14]&lt;0.8;2.3;IF([.BF14]&lt;0.85;2;IF([.BF14]&lt;0.9;1.7;IF([.BF1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fstern</text:p>
          </table:table-cell>
          <table:table-cell table:style-name="Default" office:value-type="string" calcext:value-type="string">
            <text:p>B03</text:p>
          </table:table-cell>
          <table:table-cell table:style-name="ce6"/>
          <table:table-cell table:style-name="ce3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7" table:formula="of:=SUM([.G15:.H15])" office:value-type="float" office:value="8.75" calcext:value-type="float">
            <text:p>8.75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5:.L15])" office:value-type="float" office:value="8.5" calcext:value-type="float">
            <text:p>8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15:.P15])" office:value-type="float" office:value="9.75" calcext:value-type="float">
            <text:p>9.75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15:.T15])" office:value-type="float" office:value="8.5" calcext:value-type="float">
            <text:p>8.50</text:p>
          </table:table-cell>
          <table:table-cell table:style-name="ce11" table:number-columns-repeated="2"/>
          <table:table-cell table:style-name="ce17" table:formula="of:=SUM([.V15:.W1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5:.AA1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5:.AD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5:.AH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5:.AL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5:.AP1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5:.AS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5:.AW1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5:.BB15])" office:value-type="float" office:value="0" calcext:value-type="float">
            <text:p>0.00</text:p>
          </table:table-cell>
          <table:table-cell table:style-name="ce25"/>
          <table:table-cell table:style-name="ce29" table:formula="of:=[.I15]+[.M15]+[.Q15]+[.U15]+[.X15]+[.AB15]+[.AE15]+[.AI15]+[.AM15]+[.AQ15]+[.AT15]+[.AX15]+[.BC15]" office:value-type="float" office:value="35.5" calcext:value-type="float">
            <text:p>35,50</text:p>
          </table:table-cell>
          <table:table-cell table:style-name="ce34" table:formula="of:=[.BE15]/[.$BE$3]" office:value-type="percentage" office:value="0.369791666666667" calcext:value-type="percentage">
            <text:p>36,98%</text:p>
          </table:table-cell>
          <table:table-cell table:style-name="ce42" table:formula="of:=IF([.BF15]&lt;0.5;5;IF([.BF15]&lt;0.55;4;IF([.BF15]&lt;0.6;3.7;IF([.BF15]&lt;0.65;3.3;IF([.BF15]&lt;0.7;3;IF([.BF15]&lt;0.75;2.7;IF([.BF15]&lt;0.8;2.3;IF([.BF15]&lt;0.85;2;IF([.BF15]&lt;0.9;1.7;IF([.BF1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2" office:value-type="string" calcext:value-type="string">
            <text:p>de Vries</text:p>
          </table:table-cell>
          <table:table-cell table:style-name="ce2" office:value-type="string" calcext:value-type="string">
            <text:p>Jan-Niclas</text:p>
          </table:table-cell>
          <table:table-cell table:style-name="ce2" office:value-type="string" calcext:value-type="string">
            <text:p>jan_dev</text:p>
          </table:table-cell>
          <table:table-cell table:style-name="ce2" office:value-type="string" calcext:value-type="string">
            <text:p>B04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16:.H16])" office:value-type="float" office:value="8.25" calcext:value-type="float">
            <text:p>8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6:.L16])" office:value-type="float" office:value="8" calcext:value-type="float">
            <text:p>8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N16:.P16])" office:value-type="float" office:value="9.25" calcext:value-type="float">
            <text:p>9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R16:.T16])" office:value-type="float" office:value="3" calcext:value-type="float">
            <text:p>3.00</text:p>
          </table:table-cell>
          <table:table-cell table:style-name="ce12" table:number-columns-repeated="2"/>
          <table:table-cell table:style-name="ce18" table:formula="of:=SUM([.V16:.W16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6:.AA1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6:.AD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6:.AH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6:.AL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6:.AP1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6:.AS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6:.AW16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6:.BB16])" office:value-type="float" office:value="0" calcext:value-type="float">
            <text:p>0.00</text:p>
          </table:table-cell>
          <table:table-cell table:style-name="ce8"/>
          <table:table-cell table:style-name="ce30" table:formula="of:=[.I16]+[.M16]+[.Q16]+[.U16]+[.X16]+[.AB16]+[.AE16]+[.AI16]+[.AM16]+[.AQ16]+[.AT16]+[.AX16]+[.BC16]" office:value-type="float" office:value="28.5" calcext:value-type="float">
            <text:p>28,50</text:p>
          </table:table-cell>
          <table:table-cell table:style-name="ce36" table:formula="of:=[.BE16]/[.$BE$3]" office:value-type="percentage" office:value="0.296875" calcext:value-type="percentage">
            <text:p>29,69%</text:p>
          </table:table-cell>
          <table:table-cell table:style-name="ce43" table:formula="of:=IF([.BF16]&lt;0.5;5;IF([.BF16]&lt;0.55;4;IF([.BF16]&lt;0.6;3.7;IF([.BF16]&lt;0.65;3.3;IF([.BF16]&lt;0.7;3;IF([.BF16]&lt;0.75;2.7;IF([.BF16]&lt;0.8;2.3;IF([.BF16]&lt;0.85;2;IF([.BF16]&lt;0.9;1.7;IF([.BF16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Jankowski</text:p>
          </table:table-cell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bartosz1</text:p>
          </table:table-cell>
          <table:table-cell table:style-name="ce2" office:value-type="string" calcext:value-type="string">
            <text:p>B04</text:p>
          </table:table-cell>
          <table:table-cell table:style-name="ce8" table:number-columns-repeated="2"/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17:.H17])" office:value-type="float" office:value="8.25" calcext:value-type="float">
            <text:p>8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7:.L17])" office:value-type="float" office:value="8" calcext:value-type="float">
            <text:p>8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N17:.P17])" office:value-type="float" office:value="9.25" calcext:value-type="float">
            <text:p>9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R17:.T17])" office:value-type="float" office:value="3" calcext:value-type="float">
            <text:p>3.00</text:p>
          </table:table-cell>
          <table:table-cell table:style-name="ce12" table:number-columns-repeated="2"/>
          <table:table-cell table:style-name="ce18" table:formula="of:=SUM([.V17:.W17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7:.AA1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7:.AD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7:.AH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7:.AL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7:.AP1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7:.AS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7:.AW17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7:.BB17])" office:value-type="float" office:value="0" calcext:value-type="float">
            <text:p>0.00</text:p>
          </table:table-cell>
          <table:table-cell table:style-name="ce8"/>
          <table:table-cell table:style-name="ce30" table:formula="of:=[.I17]+[.M17]+[.Q17]+[.U17]+[.X17]+[.AB17]+[.AE17]+[.AI17]+[.AM17]+[.AQ17]+[.AT17]+[.AX17]+[.BC17]" office:value-type="float" office:value="28.5" calcext:value-type="float">
            <text:p>28,50</text:p>
          </table:table-cell>
          <table:table-cell table:style-name="ce36" table:formula="of:=[.BE17]/[.$BE$3]" office:value-type="percentage" office:value="0.296875" calcext:value-type="percentage">
            <text:p>29,69%</text:p>
          </table:table-cell>
          <table:table-cell table:style-name="ce43" table:formula="of:=IF([.BF17]&lt;0.5;5;IF([.BF17]&lt;0.55;4;IF([.BF17]&lt;0.6;3.7;IF([.BF17]&lt;0.65;3.3;IF([.BF17]&lt;0.7;3;IF([.BF17]&lt;0.75;2.7;IF([.BF17]&lt;0.8;2.3;IF([.BF17]&lt;0.85;2;IF([.BF17]&lt;0.9;1.7;IF([.BF17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Ruffer</text:p>
          </table:table-cell>
          <table:table-cell table:style-name="ce2" office:value-type="string" calcext:value-type="string">
            <text:p>Beate</text:p>
          </table:table-cell>
          <table:table-cell table:style-name="ce2" office:value-type="string" calcext:value-type="string">
            <text:p>s_iswbaz</text:p>
          </table:table-cell>
          <table:table-cell table:style-name="ce2" office:value-type="string" calcext:value-type="string">
            <text:p>B04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18:.H18])" office:value-type="float" office:value="8.25" calcext:value-type="float">
            <text:p>8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8:.L18])" office:value-type="float" office:value="8" calcext:value-type="float">
            <text:p>8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N18:.P18])" office:value-type="float" office:value="9.25" calcext:value-type="float">
            <text:p>9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R18:.T18])" office:value-type="float" office:value="3" calcext:value-type="float">
            <text:p>3.00</text:p>
          </table:table-cell>
          <table:table-cell table:style-name="ce12" table:number-columns-repeated="2"/>
          <table:table-cell table:style-name="ce18" table:formula="of:=SUM([.V18:.W18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8:.AA1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8:.AD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8:.AH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8:.AL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8:.AP1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8:.AS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8:.AW18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8:.BB18])" office:value-type="float" office:value="0" calcext:value-type="float">
            <text:p>0.00</text:p>
          </table:table-cell>
          <table:table-cell table:style-name="ce8"/>
          <table:table-cell table:style-name="ce30" table:formula="of:=[.I18]+[.M18]+[.Q18]+[.U18]+[.X18]+[.AB18]+[.AE18]+[.AI18]+[.AM18]+[.AQ18]+[.AT18]+[.AX18]+[.BC18]" office:value-type="float" office:value="28.5" calcext:value-type="float">
            <text:p>28,50</text:p>
          </table:table-cell>
          <table:table-cell table:style-name="ce36" table:formula="of:=[.BE18]/[.$BE$3]" office:value-type="percentage" office:value="0.296875" calcext:value-type="percentage">
            <text:p>29,69%</text:p>
          </table:table-cell>
          <table:table-cell table:style-name="ce43" table:formula="of:=IF([.BF18]&lt;0.5;5;IF([.BF18]&lt;0.55;4;IF([.BF18]&lt;0.6;3.7;IF([.BF18]&lt;0.65;3.3;IF([.BF18]&lt;0.7;3;IF([.BF18]&lt;0.75;2.7;IF([.BF18]&lt;0.8;2.3;IF([.BF18]&lt;0.85;2;IF([.BF18]&lt;0.9;1.7;IF([.BF18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Wischhusen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danwisch</text:p>
          </table:table-cell>
          <table:table-cell table:style-name="ce2" office:value-type="string" calcext:value-type="string">
            <text:p>B04</text:p>
          </table:table-cell>
          <table:table-cell table:style-name="ce8" table:number-columns-repeated="2"/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19:.H19])" office:value-type="float" office:value="8.25" calcext:value-type="float">
            <text:p>8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19:.L19])" office:value-type="float" office:value="8" calcext:value-type="float">
            <text:p>8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8" table:formula="of:=SUM([.N19:.P19])" office:value-type="float" office:value="9.25" calcext:value-type="float">
            <text:p>9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R19:.T19])" office:value-type="float" office:value="3" calcext:value-type="float">
            <text:p>3.00</text:p>
          </table:table-cell>
          <table:table-cell table:style-name="ce12" table:number-columns-repeated="2"/>
          <table:table-cell table:style-name="ce18" table:formula="of:=SUM([.V19:.W19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9:.AA1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9:.AD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9:.AH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9:.AL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9:.AP1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9:.AS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9:.AW19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9:.BB19])" office:value-type="float" office:value="0" calcext:value-type="float">
            <text:p>0.00</text:p>
          </table:table-cell>
          <table:table-cell table:style-name="ce8"/>
          <table:table-cell table:style-name="ce30" table:formula="of:=[.I19]+[.M19]+[.Q19]+[.U19]+[.X19]+[.AB19]+[.AE19]+[.AI19]+[.AM19]+[.AQ19]+[.AT19]+[.AX19]+[.BC19]" office:value-type="float" office:value="28.5" calcext:value-type="float">
            <text:p>28,50</text:p>
          </table:table-cell>
          <table:table-cell table:style-name="ce36" table:formula="of:=[.BE19]/[.$BE$3]" office:value-type="percentage" office:value="0.296875" calcext:value-type="percentage">
            <text:p>29,69%</text:p>
          </table:table-cell>
          <table:table-cell table:style-name="ce43" table:formula="of:=IF([.BF19]&lt;0.5;5;IF([.BF19]&lt;0.55;4;IF([.BF19]&lt;0.6;3.7;IF([.BF19]&lt;0.65;3.3;IF([.BF19]&lt;0.7;3;IF([.BF19]&lt;0.75;2.7;IF([.BF19]&lt;0.8;2.3;IF([.BF19]&lt;0.85;2;IF([.BF19]&lt;0.9;1.7;IF([.BF19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office:value-type="string" calcext:value-type="string">
            <text:p>Donleo</text:p>
          </table:table-cell>
          <table:table-cell office:value-type="string" calcext:value-type="string">
            <text:p>Laurelle Cynthia</text:p>
          </table:table-cell>
          <table:table-cell office:value-type="string" calcext:value-type="string">
            <text:p>s_bdo8ut</text:p>
          </table:table-cell>
          <table:table-cell table:style-name="Default" office:value-type="string" calcext:value-type="string">
            <text:p>B05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5.25" calcext:value-type="float">
            <text:p>5.25</text:p>
          </table:table-cell>
          <table:table-cell table:style-name="ce17" table:formula="of:=SUM([.G20:.H20])" office:value-type="float" office:value="9" calcext:value-type="float">
            <text:p>9.0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3.25" calcext:value-type="float">
            <text:p>3.2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20:.L20])" office:value-type="float" office:value="7" calcext:value-type="float">
            <text:p>7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20:.P20])" office:value-type="float" office:value="7.25" calcext:value-type="float">
            <text:p>7.25</text:p>
          </table:table-cell>
          <table:table-cell table:style-name="ce11" office:value-type="float" office:value="4.5" calcext:value-type="float">
            <text:p>4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20:.T20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0:.W2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0:.AA2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0:.AD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0:.AH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0:.AL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0:.AP2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0:.AS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0:.AW2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0:.BB20])" office:value-type="float" office:value="0" calcext:value-type="float">
            <text:p>0.00</text:p>
          </table:table-cell>
          <table:table-cell table:style-name="ce25"/>
          <table:table-cell table:style-name="ce29" table:formula="of:=[.I20]+[.M20]+[.Q20]+[.U20]+[.X20]+[.AB20]+[.AE20]+[.AI20]+[.AM20]+[.AQ20]+[.AT20]+[.AX20]+[.BC20]" office:value-type="float" office:value="32" calcext:value-type="float">
            <text:p>32,00</text:p>
          </table:table-cell>
          <table:table-cell table:style-name="ce34" table:formula="of:=[.BE20]/[.$BE$3]" office:value-type="percentage" office:value="0.333333333333333" calcext:value-type="percentage">
            <text:p>33,33%</text:p>
          </table:table-cell>
          <table:table-cell table:style-name="ce42" table:formula="of:=IF([.BF20]&lt;0.5;5;IF([.BF20]&lt;0.55;4;IF([.BF20]&lt;0.6;3.7;IF([.BF20]&lt;0.65;3.3;IF([.BF20]&lt;0.7;3;IF([.BF20]&lt;0.75;2.7;IF([.BF20]&lt;0.8;2.3;IF([.BF20]&lt;0.85;2;IF([.BF20]&lt;0.9;1.7;IF([.BF2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3"/>
          <table:table-cell table:style-name="ce42"/>
          <table:table-cell table:style-name="ce3" table:number-columns-repeated="960"/>
        </table:table-row>
        <table:table-row table:style-name="ro1">
          <table:table-cell table:style-name="ce3" office:value-type="string" calcext:value-type="string">
            <text:p>Nigbur</text:p>
          </table:table-cell>
          <table:table-cell table:style-name="ce3" office:value-type="string" calcext:value-type="string">
            <text:p>Leonie</text:p>
          </table:table-cell>
          <table:table-cell table:style-name="ce3" office:value-type="string" calcext:value-type="string">
            <text:p>s_wrei4h</text:p>
          </table:table-cell>
          <table:table-cell table:style-name="ce3" office:value-type="string" calcext:value-type="string">
            <text:p>B05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13" calcext:value-type="float">
            <text:p>13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5.25" calcext:value-type="float">
            <text:p>5.25</text:p>
          </table:table-cell>
          <table:table-cell table:style-name="ce17" table:formula="of:=SUM([.G21:.H21])" office:value-type="float" office:value="9" calcext:value-type="float">
            <text:p>9.0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3.25" calcext:value-type="float">
            <text:p>3.2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21:.L21])" office:value-type="float" office:value="7" calcext:value-type="float">
            <text:p>7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21:.P21])" office:value-type="float" office:value="7.25" calcext:value-type="float">
            <text:p>7.25</text:p>
          </table:table-cell>
          <table:table-cell table:style-name="ce11" office:value-type="float" office:value="4.5" calcext:value-type="float">
            <text:p>4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21:.T21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1:.W2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1:.AA21])" office:value-type="float" office:value="0" calcext:value-type="float">
            <text:p>0.00</text:p>
          </table:table-cell>
          <table:table-cell table:style-name="ce11" table:number-columns-repeated="2"/>
          <table:table-cell table:style-name="ce22" table:formula="of:=SUM([.AC21:.AD21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AF21:.AH21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AJ21:.AL21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AN21:.AP21])" office:value-type="float" office:value="0" calcext:value-type="float">
            <text:p>0.00</text:p>
          </table:table-cell>
          <table:table-cell table:style-name="ce11" table:number-columns-repeated="2"/>
          <table:table-cell table:style-name="ce22" table:formula="of:=SUM([.AR21:.AS21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AU21:.AW21])" office:value-type="float" office:value="0" calcext:value-type="float">
            <text:p>0.00</text:p>
          </table:table-cell>
          <table:table-cell table:style-name="ce11" table:number-columns-repeated="4"/>
          <table:table-cell table:style-name="ce22" table:formula="of:=SUM([.AY21:.BB21])" office:value-type="float" office:value="0" calcext:value-type="float">
            <text:p>0.00</text:p>
          </table:table-cell>
          <table:table-cell table:style-name="ce25"/>
          <table:table-cell table:style-name="ce29" table:formula="of:=[.I21]+[.M21]+[.Q21]+[.U21]+[.X21]+[.AB21]+[.AE21]+[.AI21]+[.AM21]+[.AQ21]+[.AT21]+[.AX21]+[.BC21]" office:value-type="float" office:value="32" calcext:value-type="float">
            <text:p>32,00</text:p>
          </table:table-cell>
          <table:table-cell table:style-name="ce37" table:formula="of:=[.BE21]/[.$BE$3]" office:value-type="percentage" office:value="0.333333333333333" calcext:value-type="percentage">
            <text:p>33,33%</text:p>
          </table:table-cell>
          <table:table-cell table:style-name="ce42" table:formula="of:=IF([.BF21]&lt;0.5;5;IF([.BF21]&lt;0.55;4;IF([.BF21]&lt;0.6;3.7;IF([.BF21]&lt;0.65;3.3;IF([.BF21]&lt;0.7;3;IF([.BF21]&lt;0.75;2.7;IF([.BF21]&lt;0.8;2.3;IF([.BF21]&lt;0.85;2;IF([.BF21]&lt;0.9;1.7;IF([.BF2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2"/>
          <table:table-cell table:style-name="ce15"/>
          <table:table-cell table:style-name="ce3" table:number-columns-repeated="958"/>
        </table:table-row>
        <table:table-row table:style-name="ro1">
          <table:table-cell office:value-type="string" calcext:value-type="string">
            <text:p>Rohling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hrohling</text:p>
          </table:table-cell>
          <table:table-cell table:style-name="Default" office:value-type="string" calcext:value-type="string">
            <text:p>B05</text:p>
          </table:table-cell>
          <table:table-cell table:style-name="ce6" office:value-type="string" calcext:value-type="string">
            <text:p>Inf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5.25" calcext:value-type="float">
            <text:p>5.25</text:p>
          </table:table-cell>
          <table:table-cell table:style-name="ce17" table:formula="of:=SUM([.G22:.H22])" office:value-type="float" office:value="9" calcext:value-type="float">
            <text:p>9.0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3.25" calcext:value-type="float">
            <text:p>3.2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22:.L22])" office:value-type="float" office:value="7" calcext:value-type="float">
            <text:p>7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7" table:formula="of:=SUM([.N22:.P22])" office:value-type="float" office:value="7.25" calcext:value-type="float">
            <text:p>7.25</text:p>
          </table:table-cell>
          <table:table-cell table:style-name="ce11" office:value-type="float" office:value="4.5" calcext:value-type="float">
            <text:p>4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25" calcext:value-type="float">
            <text:p>2.25</text:p>
          </table:table-cell>
          <table:table-cell table:style-name="ce17" table:formula="of:=SUM([.R22:.T22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2:.W2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2:.AA2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2:.AD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2:.AH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2:.AL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2:.AP2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2:.AS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2:.AW2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2:.BB22])" office:value-type="float" office:value="0" calcext:value-type="float">
            <text:p>0.00</text:p>
          </table:table-cell>
          <table:table-cell table:style-name="ce25"/>
          <table:table-cell table:style-name="ce29" table:formula="of:=[.I22]+[.M22]+[.Q22]+[.U22]+[.X22]+[.AB22]+[.AE22]+[.AI22]+[.AM22]+[.AQ22]+[.AT22]+[.AX22]+[.BC22]" office:value-type="float" office:value="32" calcext:value-type="float">
            <text:p>32,00</text:p>
          </table:table-cell>
          <table:table-cell table:style-name="ce34" table:formula="of:=[.BE22]/[.$BE$3]" office:value-type="percentage" office:value="0.333333333333333" calcext:value-type="percentage">
            <text:p>33,33%</text:p>
          </table:table-cell>
          <table:table-cell table:style-name="ce42" table:formula="of:=IF([.BF22]&lt;0.5;5;IF([.BF22]&lt;0.55;4;IF([.BF22]&lt;0.6;3.7;IF([.BF22]&lt;0.65;3.3;IF([.BF22]&lt;0.7;3;IF([.BF22]&lt;0.75;2.7;IF([.BF22]&lt;0.8;2.3;IF([.BF22]&lt;0.85;2;IF([.BF22]&lt;0.9;1.7;IF([.BF2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4" office:value-type="string" calcext:value-type="string">
            <text:p>Kirschner</text:p>
          </table:table-cell>
          <table:table-cell table:style-name="ce4" office:value-type="string" calcext:value-type="string">
            <text:p>Malte Niklas</text:p>
          </table:table-cell>
          <table:table-cell table:style-name="ce4" office:value-type="string" calcext:value-type="string">
            <text:p>mal_kir</text:p>
          </table:table-cell>
          <table:table-cell table:style-name="ce4" office:value-type="string" calcext:value-type="string">
            <text:p>B06</text:p>
          </table:table-cell>
          <table:table-cell table:style-name="ce4" table:number-columns-repeated="2"/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5" calcext:value-type="float">
            <text:p>5.00</text:p>
          </table:table-cell>
          <table:table-cell table:style-name="ce19" table:formula="of:=SUM([.G23:.H23])" office:value-type="float" office:value="8.75" calcext:value-type="float">
            <text:p>8.75</text:p>
          </table:table-cell>
          <table:table-cell table:style-name="ce13" table:number-columns-repeated="3"/>
          <table:table-cell table:style-name="ce19" table:formula="of:=SUM([.J23:.L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N23:.P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R23:.T23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V23:.W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Y23:.AA23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AC23:.AD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F23:.AH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J23:.AL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N23:.AP23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AR23:.AS23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U23:.AW23])" office:value-type="float" office:value="0" calcext:value-type="float">
            <text:p>0.00</text:p>
          </table:table-cell>
          <table:table-cell table:style-name="ce13" table:number-columns-repeated="4"/>
          <table:table-cell table:style-name="ce19" table:formula="of:=SUM([.AY23:.BB23])" office:value-type="float" office:value="0" calcext:value-type="float">
            <text:p>0.00</text:p>
          </table:table-cell>
          <table:table-cell table:style-name="ce4"/>
          <table:table-cell table:style-name="ce31" table:formula="of:=[.I23]+[.M23]+[.Q23]+[.U23]+[.X23]+[.AB23]+[.AE23]+[.AI23]+[.AM23]+[.AQ23]+[.AT23]+[.AX23]+[.BC23]" office:value-type="float" office:value="8.75" calcext:value-type="float">
            <text:p>8,75</text:p>
          </table:table-cell>
          <table:table-cell table:style-name="ce38" table:formula="of:=[.BE23]/[.$BE$3]" office:value-type="percentage" office:value="0.0911458333333333" calcext:value-type="percentage">
            <text:p>9,11%</text:p>
          </table:table-cell>
          <table:table-cell table:style-name="ce44" table:formula="of:=IF([.BF23]&lt;0.5;5;IF([.BF23]&lt;0.55;4;IF([.BF23]&lt;0.6;3.7;IF([.BF23]&lt;0.65;3.3;IF([.BF23]&lt;0.7;3;IF([.BF23]&lt;0.75;2.7;IF([.BF23]&lt;0.8;2.3;IF([.BF23]&lt;0.85;2;IF([.BF23]&lt;0.9;1.7;IF([.BF23]&lt;0.95;1.3;1))))))))))" office:value-type="float" office:value="5" calcext:value-type="float">
            <text:p>5,0</text:p>
          </table:table-cell>
          <table:table-cell table:style-name="ce47"/>
          <table:table-cell table:style-name="ce53"/>
          <table:table-cell table:style-name="ce44"/>
          <table:table-cell table:style-name="ce60"/>
          <table:table-cell table:style-name="ce44"/>
          <table:table-cell table:style-name="ce4" table:number-columns-repeated="960"/>
        </table:table-row>
        <table:table-row table:style-name="ro1">
          <table:table-cell table:style-name="ce2" office:value-type="string" calcext:value-type="string">
            <text:p>Pone Kengne</text:p>
          </table:table-cell>
          <table:table-cell table:style-name="ce2" office:value-type="string" calcext:value-type="string">
            <text:p>Elie Diderot</text:p>
          </table:table-cell>
          <table:table-cell table:style-name="ce2" office:value-type="string" calcext:value-type="string">
            <text:p>s_sf2gf3</text:p>
          </table:table-cell>
          <table:table-cell table:style-name="ce2" office:value-type="string" calcext:value-type="string">
            <text:p>B06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5" calcext:value-type="float">
            <text:p>5.00</text:p>
          </table:table-cell>
          <table:table-cell table:style-name="ce18" table:formula="of:=SUM([.G24:.H24])" office:value-type="float" office:value="8.75" calcext:value-type="float">
            <text:p>8.75</text:p>
          </table:table-cell>
          <table:table-cell table:style-name="ce12" office:value-type="float" office:value="3" calcext:value-type="float">
            <text:p>3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24:.L24])" office:value-type="float" office:value="3.75" calcext:value-type="float">
            <text:p>3.75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" calcext:value-type="float">
            <text:p>3.00</text:p>
          </table:table-cell>
          <table:table-cell table:style-name="ce18" table:formula="of:=SUM([.N24:.P24])" office:value-type="float" office:value="5.75" calcext:value-type="float">
            <text:p>5.75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8" table:formula="of:=SUM([.R24:.T24])" office:value-type="float" office:value="5.75" calcext:value-type="float">
            <text:p>5.75</text:p>
          </table:table-cell>
          <table:table-cell table:style-name="ce12" table:number-columns-repeated="2"/>
          <table:table-cell table:style-name="ce18" table:formula="of:=SUM([.V24:.W24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4:.AA24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4:.AD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4:.AH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4:.AL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4:.AP24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4:.AS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4:.AW24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4:.BB24])" office:value-type="float" office:value="0" calcext:value-type="float">
            <text:p>0.00</text:p>
          </table:table-cell>
          <table:table-cell table:style-name="ce8"/>
          <table:table-cell table:style-name="ce30" table:formula="of:=[.I24]+[.M24]+[.Q24]+[.U24]+[.X24]+[.AB24]+[.AE24]+[.AI24]+[.AM24]+[.AQ24]+[.AT24]+[.AX24]+[.BC24]" office:value-type="float" office:value="24" calcext:value-type="float">
            <text:p>24,00</text:p>
          </table:table-cell>
          <table:table-cell table:style-name="ce36" table:formula="of:=[.BE24]/[.$BE$3]" office:value-type="percentage" office:value="0.25" calcext:value-type="percentage">
            <text:p>25,00%</text:p>
          </table:table-cell>
          <table:table-cell table:style-name="ce43" table:formula="of:=IF([.BF24]&lt;0.5;5;IF([.BF24]&lt;0.55;4;IF([.BF24]&lt;0.6;3.7;IF([.BF24]&lt;0.65;3.3;IF([.BF24]&lt;0.7;3;IF([.BF24]&lt;0.75;2.7;IF([.BF24]&lt;0.8;2.3;IF([.BF24]&lt;0.85;2;IF([.BF24]&lt;0.9;1.7;IF([.BF24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Wührdemann</text:p>
          </table:table-cell>
          <table:table-cell table:style-name="ce2" office:value-type="string" calcext:value-type="string">
            <text:p>Matthis</text:p>
          </table:table-cell>
          <table:table-cell table:style-name="ce2" office:value-type="string" calcext:value-type="string">
            <text:p>matthis1</text:p>
          </table:table-cell>
          <table:table-cell table:style-name="ce2" office:value-type="string" calcext:value-type="string">
            <text:p>B06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5" calcext:value-type="float">
            <text:p>5.00</text:p>
          </table:table-cell>
          <table:table-cell table:style-name="ce18" table:formula="of:=SUM([.G25:.H25])" office:value-type="float" office:value="8.75" calcext:value-type="float">
            <text:p>8.75</text:p>
          </table:table-cell>
          <table:table-cell table:style-name="ce12" office:value-type="float" office:value="3" calcext:value-type="float">
            <text:p>3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8" table:formula="of:=SUM([.J25:.L25])" office:value-type="float" office:value="3.75" calcext:value-type="float">
            <text:p>3.75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" calcext:value-type="float">
            <text:p>3.00</text:p>
          </table:table-cell>
          <table:table-cell table:style-name="ce18" table:formula="of:=SUM([.N25:.P25])" office:value-type="float" office:value="5.75" calcext:value-type="float">
            <text:p>5.75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8" table:formula="of:=SUM([.R25:.T25])" office:value-type="float" office:value="5.75" calcext:value-type="float">
            <text:p>5.75</text:p>
          </table:table-cell>
          <table:table-cell table:style-name="ce12" table:number-columns-repeated="2"/>
          <table:table-cell table:style-name="ce18" table:formula="of:=SUM([.V25:.W25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5:.AA25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5:.AD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5:.AH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5:.AL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5:.AP25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5:.AS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5:.AW25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5:.BB25])" office:value-type="float" office:value="0" calcext:value-type="float">
            <text:p>0.00</text:p>
          </table:table-cell>
          <table:table-cell table:style-name="ce8"/>
          <table:table-cell table:style-name="ce30" table:formula="of:=[.I25]+[.M25]+[.Q25]+[.U25]+[.X25]+[.AB25]+[.AE25]+[.AI25]+[.AM25]+[.AQ25]+[.AT25]+[.AX25]+[.BC25]" office:value-type="float" office:value="24" calcext:value-type="float">
            <text:p>24,00</text:p>
          </table:table-cell>
          <table:table-cell table:style-name="ce36" table:formula="of:=[.BE25]/[.$BE$3]" office:value-type="percentage" office:value="0.25" calcext:value-type="percentage">
            <text:p>25,00%</text:p>
          </table:table-cell>
          <table:table-cell table:style-name="ce43" table:formula="of:=IF([.BF25]&lt;0.5;5;IF([.BF25]&lt;0.55;4;IF([.BF25]&lt;0.6;3.7;IF([.BF25]&lt;0.65;3.3;IF([.BF25]&lt;0.7;3;IF([.BF25]&lt;0.75;2.7;IF([.BF25]&lt;0.8;2.3;IF([.BF25]&lt;0.85;2;IF([.BF25]&lt;0.9;1.7;IF([.BF25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office:value-type="string" calcext:value-type="string">
            <text:p>Linke-Tegtmeyer</text:p>
          </table:table-cell>
          <table:table-cell office:value-type="string" calcext:value-type="string">
            <text:p>Eike</text:p>
          </table:table-cell>
          <table:table-cell office:value-type="string" calcext:value-type="string">
            <text:p>s_r7yedc</text:p>
          </table:table-cell>
          <table:table-cell table:style-name="ce6" office:value-type="string" calcext:value-type="string">
            <text:p>B07</text:p>
          </table:table-cell>
          <table:table-cell table:style-name="ce6"/>
          <table:table-cell table:style-name="ce3"/>
          <table:table-cell table:style-name="ce11" office:value-type="float" office:value="3.5" calcext:value-type="float">
            <text:p>3.50</text:p>
          </table:table-cell>
          <table:table-cell table:style-name="ce11" office:value-type="float" office:value="0" calcext:value-type="float">
            <text:p>0.00</text:p>
          </table:table-cell>
          <table:table-cell table:style-name="ce17" table:formula="of:=SUM([.G26:.H26])" office:value-type="float" office:value="3.5" calcext:value-type="float">
            <text:p>3.50</text:p>
          </table:table-cell>
          <table:table-cell table:style-name="ce11" table:number-columns-repeated="3"/>
          <table:table-cell table:style-name="ce17" table:formula="of:=SUM([.J26:.L2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26:.P26])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7" table:formula="of:=SUM([.R26:.T26])" office:value-type="float" office:value="4.5" calcext:value-type="float">
            <text:p>4.50</text:p>
          </table:table-cell>
          <table:table-cell table:style-name="ce11" table:number-columns-repeated="2"/>
          <table:table-cell table:style-name="ce17" table:formula="of:=SUM([.V26:.W2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6:.AA2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6:.AD2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6:.AH2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6:.AL2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6:.AP2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6:.AS2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6:.AW2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6:.BB26])" office:value-type="float" office:value="0" calcext:value-type="float">
            <text:p>0.00</text:p>
          </table:table-cell>
          <table:table-cell table:style-name="ce25"/>
          <table:table-cell table:style-name="ce29" table:formula="of:=[.I26]+[.M26]+[.Q26]+[.U26]+[.X26]+[.AB26]+[.AE26]+[.AI26]+[.AM26]+[.AQ26]+[.AT26]+[.AX26]+[.BC26]" office:value-type="float" office:value="8" calcext:value-type="float">
            <text:p>8,00</text:p>
          </table:table-cell>
          <table:table-cell table:style-name="ce34" table:formula="of:=[.BE26]/[.$BE$3]" office:value-type="percentage" office:value="0.0833333333333333" calcext:value-type="percentage">
            <text:p>8,33%</text:p>
          </table:table-cell>
          <table:table-cell table:style-name="ce42" table:formula="of:=IF([.BF26]&lt;0.5;5;IF([.BF26]&lt;0.55;4;IF([.BF26]&lt;0.6;3.7;IF([.BF26]&lt;0.65;3.3;IF([.BF26]&lt;0.7;3;IF([.BF26]&lt;0.75;2.7;IF([.BF26]&lt;0.8;2.3;IF([.BF26]&lt;0.85;2;IF([.BF26]&lt;0.9;1.7;IF([.BF2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27:.H2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27:.L2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27:.P2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27:.T2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27:.W2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7:.AA2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7:.AD2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7:.AH2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7:.AL2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7:.AP2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7:.AS2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7:.AW2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7:.BB27])" office:value-type="float" office:value="0" calcext:value-type="float">
            <text:p>0.00</text:p>
          </table:table-cell>
          <table:table-cell table:style-name="ce25"/>
          <table:table-cell table:style-name="ce29" table:formula="of:=[.I27]+[.M27]+[.Q27]+[.U27]+[.X27]+[.AB27]+[.AE27]+[.AI27]+[.AM27]+[.AQ27]+[.AT27]+[.AX27]+[.BC27]" office:value-type="float" office:value="0" calcext:value-type="float">
            <text:p>0,00</text:p>
          </table:table-cell>
          <table:table-cell table:style-name="ce34" table:formula="of:=[.BE27]/[.$BE$3]" office:value-type="percentage" office:value="0" calcext:value-type="percentage">
            <text:p>0,00%</text:p>
          </table:table-cell>
          <table:table-cell table:style-name="ce42" table:formula="of:=IF([.BF27]&lt;0.5;5;IF([.BF27]&lt;0.55;4;IF([.BF27]&lt;0.6;3.7;IF([.BF27]&lt;0.65;3.3;IF([.BF27]&lt;0.7;3;IF([.BF27]&lt;0.75;2.7;IF([.BF27]&lt;0.8;2.3;IF([.BF27]&lt;0.85;2;IF([.BF27]&lt;0.9;1.7;IF([.BF2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28:.H2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28:.L2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28:.P2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28:.T2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28:.W2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8:.AA2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8:.AD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8:.AH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8:.AL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8:.AP2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8:.AS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8:.AW2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8:.BB28])" office:value-type="float" office:value="0" calcext:value-type="float">
            <text:p>0.00</text:p>
          </table:table-cell>
          <table:table-cell table:style-name="ce25"/>
          <table:table-cell table:style-name="ce29" table:formula="of:=[.I28]+[.M28]+[.Q28]+[.U28]+[.X28]+[.AB28]+[.AE28]+[.AI28]+[.AM28]+[.AQ28]+[.AT28]+[.AX28]+[.BC28]" office:value-type="float" office:value="0" calcext:value-type="float">
            <text:p>0,00</text:p>
          </table:table-cell>
          <table:table-cell table:style-name="ce34" table:formula="of:=[.BE28]/[.$BE$3]" office:value-type="percentage" office:value="0" calcext:value-type="percentage">
            <text:p>0,00%</text:p>
          </table:table-cell>
          <table:table-cell table:style-name="ce42" table:formula="of:=IF([.BF28]&lt;0.5;5;IF([.BF28]&lt;0.55;4;IF([.BF28]&lt;0.6;3.7;IF([.BF28]&lt;0.65;3.3;IF([.BF28]&lt;0.7;3;IF([.BF28]&lt;0.75;2.7;IF([.BF28]&lt;0.8;2.3;IF([.BF28]&lt;0.85;2;IF([.BF28]&lt;0.9;1.7;IF([.BF2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3" table:number-columns-repeated="960"/>
        </table:table-row>
        <table:table-row table:style-name="ro1">
          <table:table-cell office:value-type="string" calcext:value-type="string">
            <text:p>Ewert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moewert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29:.H2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29:.L2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29:.P2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29:.T2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29:.W2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9:.AA2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9:.AD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9:.AH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9:.AL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9:.AP2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9:.AS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9:.AW2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9:.BB29])" office:value-type="float" office:value="0" calcext:value-type="float">
            <text:p>0.00</text:p>
          </table:table-cell>
          <table:table-cell table:style-name="ce25"/>
          <table:table-cell table:style-name="ce29" table:formula="of:=[.I29]+[.M29]+[.Q29]+[.U29]+[.X29]+[.AB29]+[.AE29]+[.AI29]+[.AM29]+[.AQ29]+[.AT29]+[.AX29]+[.BC29]" office:value-type="float" office:value="0" calcext:value-type="float">
            <text:p>0,00</text:p>
          </table:table-cell>
          <table:table-cell table:style-name="ce34" table:formula="of:=[.BE29]/[.$BE$3]" office:value-type="percentage" office:value="0" calcext:value-type="percentage">
            <text:p>0,00%</text:p>
          </table:table-cell>
          <table:table-cell table:style-name="ce42" table:formula="of:=IF([.BF29]&lt;0.5;5;IF([.BF29]&lt;0.55;4;IF([.BF29]&lt;0.6;3.7;IF([.BF29]&lt;0.65;3.3;IF([.BF29]&lt;0.7;3;IF([.BF29]&lt;0.75;2.7;IF([.BF29]&lt;0.8;2.3;IF([.BF29]&lt;0.85;2;IF([.BF29]&lt;0.9;1.7;IF([.BF2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office:value-type="string" calcext:value-type="string">
            <text:p>Giese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4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0:.H3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0:.L3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0:.P3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0:.T3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0:.W3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0:.AA3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0:.AD30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0:.AH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0:.AL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0:.AP3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0:.AS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0:.AW3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0:.BB30])" office:value-type="float" office:value="0" calcext:value-type="float">
            <text:p>0.00</text:p>
          </table:table-cell>
          <table:table-cell table:style-name="ce25"/>
          <table:table-cell table:style-name="ce29" table:formula="of:=[.I30]+[.M30]+[.Q30]+[.U30]+[.X30]+[.AB30]+[.AE30]+[.AI30]+[.AM30]+[.AQ30]+[.AT30]+[.AX30]+[.BC30]" office:value-type="float" office:value="0" calcext:value-type="float">
            <text:p>0,00</text:p>
          </table:table-cell>
          <table:table-cell table:style-name="ce34" table:formula="of:=[.BE30]/[.$BE$3]" office:value-type="percentage" office:value="0" calcext:value-type="percentage">
            <text:p>0,00%</text:p>
          </table:table-cell>
          <table:table-cell table:style-name="ce42" table:formula="of:=IF([.BF30]&lt;0.5;5;IF([.BF30]&lt;0.55;4;IF([.BF30]&lt;0.6;3.7;IF([.BF30]&lt;0.65;3.3;IF([.BF30]&lt;0.7;3;IF([.BF30]&lt;0.75;2.7;IF([.BF30]&lt;0.8;2.3;IF([.BF30]&lt;0.85;2;IF([.BF30]&lt;0.9;1.7;IF([.BF30]&lt;0.95;1.3;1))))))))))" office:value-type="float" office:value="5" calcext:value-type="float">
            <text:p>5,0</text:p>
          </table:table-cell>
          <table:table-cell table:style-name="ce48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office:value-type="string" calcext:value-type="string">
            <text:p>Jöhn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joehnk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1:.H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1:.L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1:.P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1:.T3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1:.W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1:.AA3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1:.AD31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1:.AH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1:.AL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1:.AP3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1:.AS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1:.AW3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1:.BB31])" office:value-type="float" office:value="0" calcext:value-type="float">
            <text:p>0.00</text:p>
          </table:table-cell>
          <table:table-cell table:style-name="ce25"/>
          <table:table-cell table:style-name="ce29" table:formula="of:=[.I31]+[.M31]+[.Q31]+[.U31]+[.X31]+[.AB31]+[.AE31]+[.AI31]+[.AM31]+[.AQ31]+[.AT31]+[.AX31]+[.BC31]" office:value-type="float" office:value="0" calcext:value-type="float">
            <text:p>0,00</text:p>
          </table:table-cell>
          <table:table-cell table:style-name="ce34" table:formula="of:=[.BE31]/[.$BE$3]" office:value-type="percentage" office:value="0" calcext:value-type="percentage">
            <text:p>0,00%</text:p>
          </table:table-cell>
          <table:table-cell table:style-name="ce42" table:formula="of:=IF([.BF31]&lt;0.5;5;IF([.BF31]&lt;0.55;4;IF([.BF31]&lt;0.6;3.7;IF([.BF31]&lt;0.65;3.3;IF([.BF31]&lt;0.7;3;IF([.BF31]&lt;0.75;2.7;IF([.BF31]&lt;0.8;2.3;IF([.BF31]&lt;0.85;2;IF([.BF31]&lt;0.9;1.7;IF([.BF3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office:value-type="string" calcext:value-type="string">
            <text:p>Kei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keil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2:.H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2:.L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2:.P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2:.T3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2:.W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2:.AA3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2:.AD32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2:.AH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2:.AL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2:.AP3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2:.AS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2:.AW3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2:.BB32])" office:value-type="float" office:value="0" calcext:value-type="float">
            <text:p>0.00</text:p>
          </table:table-cell>
          <table:table-cell table:style-name="ce25"/>
          <table:table-cell table:style-name="ce29" table:formula="of:=[.I32]+[.M32]+[.Q32]+[.U32]+[.X32]+[.AB32]+[.AE32]+[.AI32]+[.AM32]+[.AQ32]+[.AT32]+[.AX32]+[.BC32]" office:value-type="float" office:value="0" calcext:value-type="float">
            <text:p>0,00</text:p>
          </table:table-cell>
          <table:table-cell table:style-name="ce34" table:formula="of:=[.BE32]/[.$BE$3]" office:value-type="percentage" office:value="0" calcext:value-type="percentage">
            <text:p>0,00%</text:p>
          </table:table-cell>
          <table:table-cell table:style-name="ce42" table:formula="of:=IF([.BF32]&lt;0.5;5;IF([.BF32]&lt;0.55;4;IF([.BF32]&lt;0.6;3.7;IF([.BF32]&lt;0.65;3.3;IF([.BF32]&lt;0.7;3;IF([.BF32]&lt;0.75;2.7;IF([.BF32]&lt;0.8;2.3;IF([.BF32]&lt;0.85;2;IF([.BF32]&lt;0.9;1.7;IF([.BF3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number-columns-repeated="3"/>
          <table:table-cell table:style-name="ce6" table:number-columns-repeated="2"/>
          <table:table-cell table:style-name="ce3"/>
          <table:table-cell table:style-name="ce6"/>
          <table:table-cell table:style-name="ce11"/>
          <table:table-cell table:style-name="ce17" table:formula="of:=SUM([.G33:.H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3:.L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3:.P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3:.T3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3:.W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3:.AA3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3:.AD33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3:.AH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3:.AL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3:.AP3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3:.AS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3:.AW3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3:.BB33])" office:value-type="float" office:value="0" calcext:value-type="float">
            <text:p>0.00</text:p>
          </table:table-cell>
          <table:table-cell table:style-name="ce25"/>
          <table:table-cell table:style-name="ce29" table:formula="of:=[.I33]+[.M33]+[.Q33]+[.U33]+[.X33]+[.AB33]+[.AE33]+[.AI33]+[.AM33]+[.AQ33]+[.AT33]+[.AX33]+[.BC33]" office:value-type="float" office:value="0" calcext:value-type="float">
            <text:p>0,00</text:p>
          </table:table-cell>
          <table:table-cell table:style-name="ce34" table:formula="of:=[.BE33]/[.$BE$3]" office:value-type="percentage" office:value="0" calcext:value-type="percentage">
            <text:p>0,00%</text:p>
          </table:table-cell>
          <table:table-cell table:style-name="ce42" table:formula="of:=IF([.BF33]&lt;0.5;5;IF([.BF33]&lt;0.55;4;IF([.BF33]&lt;0.6;3.7;IF([.BF33]&lt;0.65;3.3;IF([.BF33]&lt;0.7;3;IF([.BF33]&lt;0.75;2.7;IF([.BF33]&lt;0.8;2.3;IF([.BF33]&lt;0.85;2;IF([.BF33]&lt;0.9;1.7;IF([.BF3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office:value-type="string" calcext:value-type="string">
            <text:p>Ngompe Tague</text:p>
          </table:table-cell>
          <table:table-cell office:value-type="string" calcext:value-type="string">
            <text:p>Lehmensiek Hermann</text:p>
          </table:table-cell>
          <table:table-cell office:value-type="string" calcext:value-type="string">
            <text:p>ngompele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 table:style-name="ce17" table:formula="of:=SUM([.G34:.H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4:.L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4:.P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4:.T3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4:.W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4:.AA3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4:.AD34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4:.AH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4:.AL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4:.AP3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4:.AS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4:.AW3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4:.BB34])" office:value-type="float" office:value="0" calcext:value-type="float">
            <text:p>0.00</text:p>
          </table:table-cell>
          <table:table-cell table:style-name="ce25"/>
          <table:table-cell table:style-name="ce29" table:formula="of:=[.I34]+[.M34]+[.Q34]+[.U34]+[.X34]+[.AB34]+[.AE34]+[.AI34]+[.AM34]+[.AQ34]+[.AT34]+[.AX34]+[.BC34]" office:value-type="float" office:value="0" calcext:value-type="float">
            <text:p>0,00</text:p>
          </table:table-cell>
          <table:table-cell table:style-name="ce34" table:formula="of:=[.BE34]/[.$BE$3]" office:value-type="percentage" office:value="0" calcext:value-type="percentage">
            <text:p>0,00%</text:p>
          </table:table-cell>
          <table:table-cell table:style-name="ce42" table:formula="of:=IF([.BF34]&lt;0.5;5;IF([.BF34]&lt;0.55;4;IF([.BF34]&lt;0.6;3.7;IF([.BF34]&lt;0.65;3.3;IF([.BF34]&lt;0.7;3;IF([.BF34]&lt;0.75;2.7;IF([.BF34]&lt;0.8;2.3;IF([.BF34]&lt;0.85;2;IF([.BF34]&lt;0.9;1.7;IF([.BF3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Kim-Long</text:p>
          </table:table-cell>
          <table:table-cell office:value-type="string" calcext:value-type="string">
            <text:p>ki_ng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5:.H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5:.L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5:.P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5:.T3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5:.W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5:.AA3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5:.AD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5:.AH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5:.AL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5:.AP3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5:.AS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5:.AW3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5:.BB35])" office:value-type="float" office:value="0" calcext:value-type="float">
            <text:p>0.00</text:p>
          </table:table-cell>
          <table:table-cell table:style-name="ce25"/>
          <table:table-cell table:style-name="ce29" table:formula="of:=[.I35]+[.M35]+[.Q35]+[.U35]+[.X35]+[.AB35]+[.AE35]+[.AI35]+[.AM35]+[.AQ35]+[.AT35]+[.AX35]+[.BC35]" office:value-type="float" office:value="0" calcext:value-type="float">
            <text:p>0,00</text:p>
          </table:table-cell>
          <table:table-cell table:style-name="ce34" table:formula="of:=[.BE35]/[.$BE$3]" office:value-type="percentage" office:value="0" calcext:value-type="percentage">
            <text:p>0,00%</text:p>
          </table:table-cell>
          <table:table-cell table:style-name="ce42" table:formula="of:=IF([.BF35]&lt;0.5;5;IF([.BF35]&lt;0.55;4;IF([.BF35]&lt;0.6;3.7;IF([.BF35]&lt;0.65;3.3;IF([.BF35]&lt;0.7;3;IF([.BF35]&lt;0.75;2.7;IF([.BF35]&lt;0.8;2.3;IF([.BF35]&lt;0.85;2;IF([.BF35]&lt;0.9;1.7;IF([.BF3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office:value-type="string" calcext:value-type="string">
            <text:p>Rundé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runde</text:p>
          </table:table-cell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6:.H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6:.L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6:.P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6:.T3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6:.W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6:.AA3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6:.AD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6:.AH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6:.AL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6:.AP3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6:.AS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6:.AW3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6:.BB36])" office:value-type="float" office:value="0" calcext:value-type="float">
            <text:p>0.00</text:p>
          </table:table-cell>
          <table:table-cell table:style-name="ce25"/>
          <table:table-cell table:style-name="ce29" table:formula="of:=[.I36]+[.M36]+[.Q36]+[.U36]+[.X36]+[.AB36]+[.AE36]+[.AI36]+[.AM36]+[.AQ36]+[.AT36]+[.AX36]+[.BC36]" office:value-type="float" office:value="0" calcext:value-type="float">
            <text:p>0,00</text:p>
          </table:table-cell>
          <table:table-cell table:style-name="ce34" table:formula="of:=[.BE36]/[.$BE$3]" office:value-type="percentage" office:value="0" calcext:value-type="percentage">
            <text:p>0,00%</text:p>
          </table:table-cell>
          <table:table-cell table:style-name="ce42" table:formula="of:=IF([.BF36]&lt;0.5;5;IF([.BF36]&lt;0.55;4;IF([.BF36]&lt;0.6;3.7;IF([.BF36]&lt;0.65;3.3;IF([.BF36]&lt;0.7;3;IF([.BF36]&lt;0.75;2.7;IF([.BF36]&lt;0.8;2.3;IF([.BF36]&lt;0.85;2;IF([.BF36]&lt;0.9;1.7;IF([.BF3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7:.H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7:.L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7:.P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7:.T3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7:.W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7:.AA3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7:.AD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7:.AH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7:.AL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7:.AP3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7:.AS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7:.AW3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7:.BB37])" office:value-type="float" office:value="0" calcext:value-type="float">
            <text:p>0.00</text:p>
          </table:table-cell>
          <table:table-cell table:style-name="ce25"/>
          <table:table-cell table:style-name="ce29" table:formula="of:=[.I37]+[.M37]+[.Q37]+[.U37]+[.X37]+[.AB37]+[.AE37]+[.AI37]+[.AM37]+[.AQ37]+[.AT37]+[.AX37]+[.BC37]" office:value-type="float" office:value="0" calcext:value-type="float">
            <text:p>0,00</text:p>
          </table:table-cell>
          <table:table-cell table:style-name="ce34" table:formula="of:=[.BE37]/[.$BE$3]" office:value-type="percentage" office:value="0" calcext:value-type="percentage">
            <text:p>0,00%</text:p>
          </table:table-cell>
          <table:table-cell table:style-name="ce42" table:formula="of:=IF([.BF37]&lt;0.5;5;IF([.BF37]&lt;0.55;4;IF([.BF37]&lt;0.6;3.7;IF([.BF37]&lt;0.65;3.3;IF([.BF37]&lt;0.7;3;IF([.BF37]&lt;0.75;2.7;IF([.BF37]&lt;0.8;2.3;IF([.BF37]&lt;0.85;2;IF([.BF37]&lt;0.9;1.7;IF([.BF3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8:.H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8:.L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8:.P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8:.T3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8:.W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8:.AA3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8:.AD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8:.AH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8:.AL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8:.AP3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8:.AS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8:.AW3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8:.BB38])" office:value-type="float" office:value="0" calcext:value-type="float">
            <text:p>0.00</text:p>
          </table:table-cell>
          <table:table-cell table:style-name="ce25"/>
          <table:table-cell table:style-name="ce29" table:formula="of:=[.I38]+[.M38]+[.Q38]+[.U38]+[.X38]+[.AB38]+[.AE38]+[.AI38]+[.AM38]+[.AQ38]+[.AT38]+[.AX38]+[.BC38]" office:value-type="float" office:value="0" calcext:value-type="float">
            <text:p>0,00</text:p>
          </table:table-cell>
          <table:table-cell table:style-name="ce34" table:formula="of:=[.BE38]/[.$BE$3]" office:value-type="percentage" office:value="0" calcext:value-type="percentage">
            <text:p>0,00%</text:p>
          </table:table-cell>
          <table:table-cell table:style-name="ce42" table:formula="of:=IF([.BF38]&lt;0.5;5;IF([.BF38]&lt;0.55;4;IF([.BF38]&lt;0.6;3.7;IF([.BF38]&lt;0.65;3.3;IF([.BF38]&lt;0.7;3;IF([.BF38]&lt;0.75;2.7;IF([.BF38]&lt;0.8;2.3;IF([.BF38]&lt;0.85;2;IF([.BF38]&lt;0.9;1.7;IF([.BF3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57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39:.H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9:.L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9:.P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9:.T3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9:.W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9:.AA3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9:.AD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9:.AH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9:.AL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9:.AP3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9:.AS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9:.AW3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9:.BB39])" office:value-type="float" office:value="0" calcext:value-type="float">
            <text:p>0.00</text:p>
          </table:table-cell>
          <table:table-cell table:style-name="ce25"/>
          <table:table-cell table:style-name="ce29" table:formula="of:=[.I39]+[.M39]+[.Q39]+[.U39]+[.X39]+[.AB39]+[.AE39]+[.AI39]+[.AM39]+[.AQ39]+[.AT39]+[.AX39]+[.BC39]" office:value-type="float" office:value="0" calcext:value-type="float">
            <text:p>0,00</text:p>
          </table:table-cell>
          <table:table-cell table:style-name="ce34" table:formula="of:=[.BE39]/[.$BE$3]" office:value-type="percentage" office:value="0" calcext:value-type="percentage">
            <text:p>0,00%</text:p>
          </table:table-cell>
          <table:table-cell table:style-name="ce42" table:formula="of:=IF([.BF39]&lt;0.5;5;IF([.BF39]&lt;0.55;4;IF([.BF39]&lt;0.6;3.7;IF([.BF39]&lt;0.65;3.3;IF([.BF39]&lt;0.7;3;IF([.BF39]&lt;0.75;2.7;IF([.BF39]&lt;0.8;2.3;IF([.BF39]&lt;0.85;2;IF([.BF39]&lt;0.9;1.7;IF([.BF3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0:.H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0:.L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0:.P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0:.T4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0:.W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0:.AA4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0:.AD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0:.AH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0:.AL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0:.AP4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0:.AS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0:.AW4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0:.BB40])" office:value-type="float" office:value="0" calcext:value-type="float">
            <text:p>0.00</text:p>
          </table:table-cell>
          <table:table-cell table:style-name="ce25"/>
          <table:table-cell table:style-name="ce29" table:formula="of:=[.I40]+[.M40]+[.Q40]+[.U40]+[.X40]+[.AB40]+[.AE40]+[.AI40]+[.AM40]+[.AQ40]+[.AT40]+[.AX40]+[.BC40]" office:value-type="float" office:value="0" calcext:value-type="float">
            <text:p>0,00</text:p>
          </table:table-cell>
          <table:table-cell table:style-name="ce34" table:formula="of:=[.BE40]/[.$BE$3]" office:value-type="percentage" office:value="0" calcext:value-type="percentage">
            <text:p>0,00%</text:p>
          </table:table-cell>
          <table:table-cell table:style-name="ce42" table:formula="of:=IF([.BF40]&lt;0.5;5;IF([.BF40]&lt;0.55;4;IF([.BF40]&lt;0.6;3.7;IF([.BF40]&lt;0.65;3.3;IF([.BF40]&lt;0.7;3;IF([.BF40]&lt;0.75;2.7;IF([.BF40]&lt;0.8;2.3;IF([.BF40]&lt;0.85;2;IF([.BF40]&lt;0.9;1.7;IF([.BF4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1:.H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1:.L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1:.P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1:.T4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1:.W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1:.AA4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1:.AD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1:.AH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1:.AL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1:.AP4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1:.AS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1:.AW4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1:.BB41])" office:value-type="float" office:value="0" calcext:value-type="float">
            <text:p>0.00</text:p>
          </table:table-cell>
          <table:table-cell table:style-name="ce25"/>
          <table:table-cell table:style-name="ce29" table:formula="of:=[.I41]+[.M41]+[.Q41]+[.U41]+[.X41]+[.AB41]+[.AE41]+[.AI41]+[.AM41]+[.AQ41]+[.AT41]+[.AX41]+[.BC41]" office:value-type="float" office:value="0" calcext:value-type="float">
            <text:p>0,00</text:p>
          </table:table-cell>
          <table:table-cell table:style-name="ce34" table:formula="of:=[.BE41]/[.$BE$3]" office:value-type="percentage" office:value="0" calcext:value-type="percentage">
            <text:p>0,00%</text:p>
          </table:table-cell>
          <table:table-cell table:style-name="ce42" table:formula="of:=IF([.BF41]&lt;0.5;5;IF([.BF41]&lt;0.55;4;IF([.BF41]&lt;0.6;3.7;IF([.BF41]&lt;0.65;3.3;IF([.BF41]&lt;0.7;3;IF([.BF41]&lt;0.75;2.7;IF([.BF41]&lt;0.8;2.3;IF([.BF41]&lt;0.85;2;IF([.BF41]&lt;0.9;1.7;IF([.BF4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2:.H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2:.L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2:.P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2:.T4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2:.W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2:.AA4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2:.AD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2:.AH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2:.AL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2:.AP4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2:.AS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2:.AW4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2:.BB42])" office:value-type="float" office:value="0" calcext:value-type="float">
            <text:p>0.00</text:p>
          </table:table-cell>
          <table:table-cell table:style-name="ce25"/>
          <table:table-cell table:style-name="ce29" table:formula="of:=[.I42]+[.M42]+[.Q42]+[.U42]+[.X42]+[.AB42]+[.AE42]+[.AI42]+[.AM42]+[.AQ42]+[.AT42]+[.AX42]+[.BC42]" office:value-type="float" office:value="0" calcext:value-type="float">
            <text:p>0,00</text:p>
          </table:table-cell>
          <table:table-cell table:style-name="ce34" table:formula="of:=[.BE42]/[.$BE$3]" office:value-type="percentage" office:value="0" calcext:value-type="percentage">
            <text:p>0,00%</text:p>
          </table:table-cell>
          <table:table-cell table:style-name="ce42" table:formula="of:=IF([.BF42]&lt;0.5;5;IF([.BF42]&lt;0.55;4;IF([.BF42]&lt;0.6;3.7;IF([.BF42]&lt;0.65;3.3;IF([.BF42]&lt;0.7;3;IF([.BF42]&lt;0.75;2.7;IF([.BF42]&lt;0.8;2.3;IF([.BF42]&lt;0.85;2;IF([.BF42]&lt;0.9;1.7;IF([.BF4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3:.H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3:.L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3:.P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3:.T4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3:.W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3:.AA4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3:.AD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3:.AH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3:.AL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3:.AP4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3:.AS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3:.AW4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3:.BB43])" office:value-type="float" office:value="0" calcext:value-type="float">
            <text:p>0.00</text:p>
          </table:table-cell>
          <table:table-cell table:style-name="ce25"/>
          <table:table-cell table:style-name="ce29" table:formula="of:=[.I43]+[.M43]+[.Q43]+[.U43]+[.X43]+[.AB43]+[.AE43]+[.AI43]+[.AM43]+[.AQ43]+[.AT43]+[.AX43]+[.BC43]" office:value-type="float" office:value="0" calcext:value-type="float">
            <text:p>0,00</text:p>
          </table:table-cell>
          <table:table-cell table:style-name="ce34" table:formula="of:=[.BE43]/[.$BE$3]" office:value-type="percentage" office:value="0" calcext:value-type="percentage">
            <text:p>0,00%</text:p>
          </table:table-cell>
          <table:table-cell table:style-name="ce42" table:formula="of:=IF([.BF43]&lt;0.5;5;IF([.BF43]&lt;0.55;4;IF([.BF43]&lt;0.6;3.7;IF([.BF43]&lt;0.65;3.3;IF([.BF43]&lt;0.7;3;IF([.BF43]&lt;0.75;2.7;IF([.BF43]&lt;0.8;2.3;IF([.BF43]&lt;0.85;2;IF([.BF43]&lt;0.9;1.7;IF([.BF4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4:.H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4:.L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4:.P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4:.T4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4:.W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4:.AA4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4:.AD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4:.AH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4:.AL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4:.AP4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4:.AS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4:.AW4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4:.BB44])" office:value-type="float" office:value="0" calcext:value-type="float">
            <text:p>0.00</text:p>
          </table:table-cell>
          <table:table-cell table:style-name="ce25"/>
          <table:table-cell table:style-name="ce29" table:formula="of:=[.I44]+[.M44]+[.Q44]+[.U44]+[.X44]+[.AB44]+[.AE44]+[.AI44]+[.AM44]+[.AQ44]+[.AT44]+[.AX44]+[.BC44]" office:value-type="float" office:value="0" calcext:value-type="float">
            <text:p>0,00</text:p>
          </table:table-cell>
          <table:table-cell table:style-name="ce34" table:formula="of:=[.BE44]/[.$BE$3]" office:value-type="percentage" office:value="0" calcext:value-type="percentage">
            <text:p>0,00%</text:p>
          </table:table-cell>
          <table:table-cell table:style-name="ce42" table:formula="of:=IF([.BF44]&lt;0.5;5;IF([.BF44]&lt;0.55;4;IF([.BF44]&lt;0.6;3.7;IF([.BF44]&lt;0.65;3.3;IF([.BF44]&lt;0.7;3;IF([.BF44]&lt;0.75;2.7;IF([.BF44]&lt;0.8;2.3;IF([.BF44]&lt;0.85;2;IF([.BF44]&lt;0.9;1.7;IF([.BF4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5:.H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5:.L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5:.P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5:.T4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5:.W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5:.AA4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5:.AD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5:.AH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5:.AL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5:.AP4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5:.AS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5:.AW4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5:.BB45])" office:value-type="float" office:value="0" calcext:value-type="float">
            <text:p>0.00</text:p>
          </table:table-cell>
          <table:table-cell table:style-name="ce25"/>
          <table:table-cell table:style-name="ce29" table:formula="of:=[.I45]+[.M45]+[.Q45]+[.U45]+[.X45]+[.AB45]+[.AE45]+[.AI45]+[.AM45]+[.AQ45]+[.AT45]+[.AX45]+[.BC45]" office:value-type="float" office:value="0" calcext:value-type="float">
            <text:p>0,00</text:p>
          </table:table-cell>
          <table:table-cell table:style-name="ce34" table:formula="of:=[.BE45]/[.$BE$3]" office:value-type="percentage" office:value="0" calcext:value-type="percentage">
            <text:p>0,00%</text:p>
          </table:table-cell>
          <table:table-cell table:style-name="ce42" table:formula="of:=IF([.BF45]&lt;0.5;5;IF([.BF45]&lt;0.55;4;IF([.BF45]&lt;0.6;3.7;IF([.BF45]&lt;0.65;3.3;IF([.BF45]&lt;0.7;3;IF([.BF45]&lt;0.75;2.7;IF([.BF45]&lt;0.8;2.3;IF([.BF45]&lt;0.85;2;IF([.BF45]&lt;0.9;1.7;IF([.BF4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6:.H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6:.L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6:.P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6:.T4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6:.W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6:.AA4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6:.AD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6:.AH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6:.AL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6:.AP4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6:.AS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6:.AW4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6:.BB46])" office:value-type="float" office:value="0" calcext:value-type="float">
            <text:p>0.00</text:p>
          </table:table-cell>
          <table:table-cell table:style-name="ce25"/>
          <table:table-cell table:style-name="ce29" table:formula="of:=[.I46]+[.M46]+[.Q46]+[.U46]+[.X46]+[.AB46]+[.AE46]+[.AI46]+[.AM46]+[.AQ46]+[.AT46]+[.AX46]+[.BC46]" office:value-type="float" office:value="0" calcext:value-type="float">
            <text:p>0,00</text:p>
          </table:table-cell>
          <table:table-cell table:style-name="ce34" table:formula="of:=[.BE46]/[.$BE$3]" office:value-type="percentage" office:value="0" calcext:value-type="percentage">
            <text:p>0,00%</text:p>
          </table:table-cell>
          <table:table-cell table:style-name="ce42" table:formula="of:=IF([.BF46]&lt;0.5;5;IF([.BF46]&lt;0.55;4;IF([.BF46]&lt;0.6;3.7;IF([.BF46]&lt;0.65;3.3;IF([.BF46]&lt;0.7;3;IF([.BF46]&lt;0.75;2.7;IF([.BF46]&lt;0.8;2.3;IF([.BF46]&lt;0.85;2;IF([.BF46]&lt;0.9;1.7;IF([.BF4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7:.H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7:.L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7:.P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7:.T4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7:.W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7:.AA4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7:.AD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7:.AH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7:.AL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7:.AP4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7:.AS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7:.AW4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7:.BB47])" office:value-type="float" office:value="0" calcext:value-type="float">
            <text:p>0.00</text:p>
          </table:table-cell>
          <table:table-cell table:style-name="ce25"/>
          <table:table-cell table:style-name="ce29" table:formula="of:=[.I47]+[.M47]+[.Q47]+[.U47]+[.X47]+[.AB47]+[.AE47]+[.AI47]+[.AM47]+[.AQ47]+[.AT47]+[.AX47]+[.BC47]" office:value-type="float" office:value="0" calcext:value-type="float">
            <text:p>0,00</text:p>
          </table:table-cell>
          <table:table-cell table:style-name="ce34" table:formula="of:=[.BE47]/[.$BE$3]" office:value-type="percentage" office:value="0" calcext:value-type="percentage">
            <text:p>0,00%</text:p>
          </table:table-cell>
          <table:table-cell table:style-name="ce42" table:formula="of:=IF([.BF47]&lt;0.5;5;IF([.BF47]&lt;0.55;4;IF([.BF47]&lt;0.6;3.7;IF([.BF47]&lt;0.65;3.3;IF([.BF47]&lt;0.7;3;IF([.BF47]&lt;0.75;2.7;IF([.BF47]&lt;0.8;2.3;IF([.BF47]&lt;0.85;2;IF([.BF47]&lt;0.9;1.7;IF([.BF4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8:.H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8:.L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8:.P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8:.T4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8:.W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8:.AA4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8:.AD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8:.AH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8:.AL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8:.AP4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8:.AS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8:.AW4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8:.BB48])" office:value-type="float" office:value="0" calcext:value-type="float">
            <text:p>0.00</text:p>
          </table:table-cell>
          <table:table-cell table:style-name="ce25"/>
          <table:table-cell table:style-name="ce29" table:formula="of:=[.I48]+[.M48]+[.Q48]+[.U48]+[.X48]+[.AB48]+[.AE48]+[.AI48]+[.AM48]+[.AQ48]+[.AT48]+[.AX48]+[.BC48]" office:value-type="float" office:value="0" calcext:value-type="float">
            <text:p>0,00</text:p>
          </table:table-cell>
          <table:table-cell table:style-name="ce34" table:formula="of:=[.BE48]/[.$BE$3]" office:value-type="percentage" office:value="0" calcext:value-type="percentage">
            <text:p>0,00%</text:p>
          </table:table-cell>
          <table:table-cell table:style-name="ce42" table:formula="of:=IF([.BF48]&lt;0.5;5;IF([.BF48]&lt;0.55;4;IF([.BF48]&lt;0.6;3.7;IF([.BF48]&lt;0.65;3.3;IF([.BF48]&lt;0.7;3;IF([.BF48]&lt;0.75;2.7;IF([.BF48]&lt;0.8;2.3;IF([.BF48]&lt;0.85;2;IF([.BF48]&lt;0.9;1.7;IF([.BF4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49:.H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9:.L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9:.P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9:.T4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9:.W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9:.AA4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9:.AD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9:.AH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9:.AL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9:.AP4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9:.AS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9:.AW4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9:.BB49])" office:value-type="float" office:value="0" calcext:value-type="float">
            <text:p>0.00</text:p>
          </table:table-cell>
          <table:table-cell table:style-name="ce25"/>
          <table:table-cell table:style-name="ce29" table:formula="of:=[.I49]+[.M49]+[.Q49]+[.U49]+[.X49]+[.AB49]+[.AE49]+[.AI49]+[.AM49]+[.AQ49]+[.AT49]+[.AX49]+[.BC49]" office:value-type="float" office:value="0" calcext:value-type="float">
            <text:p>0,00</text:p>
          </table:table-cell>
          <table:table-cell table:style-name="ce34" table:formula="of:=[.BE49]/[.$BE$3]" office:value-type="percentage" office:value="0" calcext:value-type="percentage">
            <text:p>0,00%</text:p>
          </table:table-cell>
          <table:table-cell table:style-name="ce42" table:formula="of:=IF([.BF49]&lt;0.5;5;IF([.BF49]&lt;0.55;4;IF([.BF49]&lt;0.6;3.7;IF([.BF49]&lt;0.65;3.3;IF([.BF49]&lt;0.7;3;IF([.BF49]&lt;0.75;2.7;IF([.BF49]&lt;0.8;2.3;IF([.BF49]&lt;0.85;2;IF([.BF49]&lt;0.9;1.7;IF([.BF4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0:.H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0:.L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0:.P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0:.T5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0:.W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0:.AA5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0:.AD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0:.AH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0:.AL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0:.AP5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0:.AS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0:.AW5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0:.BB50])" office:value-type="float" office:value="0" calcext:value-type="float">
            <text:p>0.00</text:p>
          </table:table-cell>
          <table:table-cell table:style-name="ce25"/>
          <table:table-cell table:style-name="ce29" table:formula="of:=[.I50]+[.M50]+[.Q50]+[.U50]+[.X50]+[.AB50]+[.AE50]+[.AI50]+[.AM50]+[.AQ50]+[.AT50]+[.AX50]+[.BC50]" office:value-type="float" office:value="0" calcext:value-type="float">
            <text:p>0,00</text:p>
          </table:table-cell>
          <table:table-cell table:style-name="ce34" table:formula="of:=[.BE50]/[.$BE$3]" office:value-type="percentage" office:value="0" calcext:value-type="percentage">
            <text:p>0,00%</text:p>
          </table:table-cell>
          <table:table-cell table:style-name="ce42" table:formula="of:=IF([.BF50]&lt;0.5;5;IF([.BF50]&lt;0.55;4;IF([.BF50]&lt;0.6;3.7;IF([.BF50]&lt;0.65;3.3;IF([.BF50]&lt;0.7;3;IF([.BF50]&lt;0.75;2.7;IF([.BF50]&lt;0.8;2.3;IF([.BF50]&lt;0.85;2;IF([.BF50]&lt;0.9;1.7;IF([.BF5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1:.H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1:.L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1:.P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1:.T5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1:.W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1:.AA5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1:.AD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1:.AH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1:.AL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1:.AP5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1:.AS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1:.AW5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1:.BB51])" office:value-type="float" office:value="0" calcext:value-type="float">
            <text:p>0.00</text:p>
          </table:table-cell>
          <table:table-cell table:style-name="ce25"/>
          <table:table-cell table:style-name="ce29" table:formula="of:=[.I51]+[.M51]+[.Q51]+[.U51]+[.X51]+[.AB51]+[.AE51]+[.AI51]+[.AM51]+[.AQ51]+[.AT51]+[.AX51]+[.BC51]" office:value-type="float" office:value="0" calcext:value-type="float">
            <text:p>0,00</text:p>
          </table:table-cell>
          <table:table-cell table:style-name="ce34" table:formula="of:=[.BE51]/[.$BE$3]" office:value-type="percentage" office:value="0" calcext:value-type="percentage">
            <text:p>0,00%</text:p>
          </table:table-cell>
          <table:table-cell table:style-name="ce42" table:formula="of:=IF([.BF51]&lt;0.5;5;IF([.BF51]&lt;0.55;4;IF([.BF51]&lt;0.6;3.7;IF([.BF51]&lt;0.65;3.3;IF([.BF51]&lt;0.7;3;IF([.BF51]&lt;0.75;2.7;IF([.BF51]&lt;0.8;2.3;IF([.BF51]&lt;0.85;2;IF([.BF51]&lt;0.9;1.7;IF([.BF5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2:.H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2:.L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2:.P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2:.T5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2:.W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2:.AA5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2:.AD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2:.AH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2:.AL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2:.AP5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2:.AS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2:.AW5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2:.BB52])" office:value-type="float" office:value="0" calcext:value-type="float">
            <text:p>0.00</text:p>
          </table:table-cell>
          <table:table-cell table:style-name="ce25"/>
          <table:table-cell table:style-name="ce29" table:formula="of:=[.I52]+[.M52]+[.Q52]+[.U52]+[.X52]+[.AB52]+[.AE52]+[.AI52]+[.AM52]+[.AQ52]+[.AT52]+[.AX52]+[.BC52]" office:value-type="float" office:value="0" calcext:value-type="float">
            <text:p>0,00</text:p>
          </table:table-cell>
          <table:table-cell table:style-name="ce34" table:formula="of:=[.BE52]/[.$BE$3]" office:value-type="percentage" office:value="0" calcext:value-type="percentage">
            <text:p>0,00%</text:p>
          </table:table-cell>
          <table:table-cell table:style-name="ce42" table:formula="of:=IF([.BF52]&lt;0.5;5;IF([.BF52]&lt;0.55;4;IF([.BF52]&lt;0.6;3.7;IF([.BF52]&lt;0.65;3.3;IF([.BF52]&lt;0.7;3;IF([.BF52]&lt;0.75;2.7;IF([.BF52]&lt;0.8;2.3;IF([.BF52]&lt;0.85;2;IF([.BF52]&lt;0.9;1.7;IF([.BF5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3:.H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3:.L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3:.P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3:.T5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3:.W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3:.AA5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3:.AD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3:.AH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3:.AL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3:.AP5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3:.AS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3:.AW5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3:.BB53])" office:value-type="float" office:value="0" calcext:value-type="float">
            <text:p>0.00</text:p>
          </table:table-cell>
          <table:table-cell table:style-name="ce25"/>
          <table:table-cell table:style-name="ce29" table:formula="of:=[.I53]+[.M53]+[.Q53]+[.U53]+[.X53]+[.AB53]+[.AE53]+[.AI53]+[.AM53]+[.AQ53]+[.AT53]+[.AX53]+[.BC53]" office:value-type="float" office:value="0" calcext:value-type="float">
            <text:p>0,00</text:p>
          </table:table-cell>
          <table:table-cell table:style-name="ce34" table:formula="of:=[.BE53]/[.$BE$3]" office:value-type="percentage" office:value="0" calcext:value-type="percentage">
            <text:p>0,00%</text:p>
          </table:table-cell>
          <table:table-cell table:style-name="ce42" table:formula="of:=IF([.BF53]&lt;0.5;5;IF([.BF53]&lt;0.55;4;IF([.BF53]&lt;0.6;3.7;IF([.BF53]&lt;0.65;3.3;IF([.BF53]&lt;0.7;3;IF([.BF53]&lt;0.75;2.7;IF([.BF53]&lt;0.8;2.3;IF([.BF53]&lt;0.85;2;IF([.BF53]&lt;0.9;1.7;IF([.BF5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4:.H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4:.L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4:.P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4:.T5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4:.W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4:.AA5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4:.AD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4:.AH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4:.AL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4:.AP5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4:.AS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4:.AW5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4:.BB54])" office:value-type="float" office:value="0" calcext:value-type="float">
            <text:p>0.00</text:p>
          </table:table-cell>
          <table:table-cell table:style-name="ce25"/>
          <table:table-cell table:style-name="ce29" table:formula="of:=[.I54]+[.M54]+[.Q54]+[.U54]+[.X54]+[.AB54]+[.AE54]+[.AI54]+[.AM54]+[.AQ54]+[.AT54]+[.AX54]+[.BC54]" office:value-type="float" office:value="0" calcext:value-type="float">
            <text:p>0,00</text:p>
          </table:table-cell>
          <table:table-cell table:style-name="ce34" table:formula="of:=[.BE54]/[.$BE$3]" office:value-type="percentage" office:value="0" calcext:value-type="percentage">
            <text:p>0,00%</text:p>
          </table:table-cell>
          <table:table-cell table:style-name="ce42" table:formula="of:=IF([.BF54]&lt;0.5;5;IF([.BF54]&lt;0.55;4;IF([.BF54]&lt;0.6;3.7;IF([.BF54]&lt;0.65;3.3;IF([.BF54]&lt;0.7;3;IF([.BF54]&lt;0.75;2.7;IF([.BF54]&lt;0.8;2.3;IF([.BF54]&lt;0.85;2;IF([.BF54]&lt;0.9;1.7;IF([.BF5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5:.H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5:.L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5:.P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5:.T5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5:.W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5:.AA5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5:.AD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5:.AH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5:.AL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5:.AP5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5:.AS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5:.AW5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5:.BB55])" office:value-type="float" office:value="0" calcext:value-type="float">
            <text:p>0.00</text:p>
          </table:table-cell>
          <table:table-cell table:style-name="ce25"/>
          <table:table-cell table:style-name="ce29" table:formula="of:=[.I55]+[.M55]+[.Q55]+[.U55]+[.X55]+[.AB55]+[.AE55]+[.AI55]+[.AM55]+[.AQ55]+[.AT55]+[.AX55]+[.BC55]" office:value-type="float" office:value="0" calcext:value-type="float">
            <text:p>0,00</text:p>
          </table:table-cell>
          <table:table-cell table:style-name="ce34" table:formula="of:=[.BE55]/[.$BE$3]" office:value-type="percentage" office:value="0" calcext:value-type="percentage">
            <text:p>0,00%</text:p>
          </table:table-cell>
          <table:table-cell table:style-name="ce42" table:formula="of:=IF([.BF55]&lt;0.5;5;IF([.BF55]&lt;0.55;4;IF([.BF55]&lt;0.6;3.7;IF([.BF55]&lt;0.65;3.3;IF([.BF55]&lt;0.7;3;IF([.BF55]&lt;0.75;2.7;IF([.BF55]&lt;0.8;2.3;IF([.BF55]&lt;0.85;2;IF([.BF55]&lt;0.9;1.7;IF([.BF5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3" table:number-columns-repeated="962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6:.H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6:.L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6:.P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6:.T5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6:.W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6:.AA5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6:.AD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6:.AH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6:.AL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6:.AP5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6:.AS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6:.AW5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6:.BB56])" office:value-type="float" office:value="0" calcext:value-type="float">
            <text:p>0.00</text:p>
          </table:table-cell>
          <table:table-cell table:style-name="ce25"/>
          <table:table-cell table:style-name="ce29" table:formula="of:=[.I56]+[.M56]+[.Q56]+[.U56]+[.X56]+[.AB56]+[.AE56]+[.AI56]+[.AM56]+[.AQ56]+[.AT56]+[.AX56]+[.BC56]" office:value-type="float" office:value="0" calcext:value-type="float">
            <text:p>0,00</text:p>
          </table:table-cell>
          <table:table-cell table:style-name="ce34" table:formula="of:=[.BE56]/[.$BE$3]" office:value-type="percentage" office:value="0" calcext:value-type="percentage">
            <text:p>0,00%</text:p>
          </table:table-cell>
          <table:table-cell table:style-name="ce42" table:formula="of:=IF([.BF56]&lt;0.5;5;IF([.BF56]&lt;0.55;4;IF([.BF56]&lt;0.6;3.7;IF([.BF56]&lt;0.65;3.3;IF([.BF56]&lt;0.7;3;IF([.BF56]&lt;0.75;2.7;IF([.BF56]&lt;0.8;2.3;IF([.BF56]&lt;0.85;2;IF([.BF56]&lt;0.9;1.7;IF([.BF5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7:.H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7:.L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7:.P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7:.T5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7:.W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7:.AA5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7:.AD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7:.AH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7:.AL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7:.AP5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7:.AS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7:.AW5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7:.BB57])" office:value-type="float" office:value="0" calcext:value-type="float">
            <text:p>0.00</text:p>
          </table:table-cell>
          <table:table-cell table:style-name="ce25"/>
          <table:table-cell table:style-name="ce29" table:formula="of:=[.I57]+[.M57]+[.Q57]+[.U57]+[.X57]+[.AB57]+[.AE57]+[.AI57]+[.AM57]+[.AQ57]+[.AT57]+[.AX57]+[.BC57]" office:value-type="float" office:value="0" calcext:value-type="float">
            <text:p>0,00</text:p>
          </table:table-cell>
          <table:table-cell table:style-name="ce34" table:formula="of:=[.BE57]/[.$BE$3]" office:value-type="percentage" office:value="0" calcext:value-type="percentage">
            <text:p>0,00%</text:p>
          </table:table-cell>
          <table:table-cell table:style-name="ce42" table:formula="of:=IF([.BF57]&lt;0.5;5;IF([.BF57]&lt;0.55;4;IF([.BF57]&lt;0.6;3.7;IF([.BF57]&lt;0.65;3.3;IF([.BF57]&lt;0.7;3;IF([.BF57]&lt;0.75;2.7;IF([.BF57]&lt;0.8;2.3;IF([.BF57]&lt;0.85;2;IF([.BF57]&lt;0.9;1.7;IF([.BF5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8:.H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8:.L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8:.P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8:.T5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8:.W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8:.AA5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8:.AD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8:.AH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8:.AL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8:.AP5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8:.AS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8:.AW5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8:.BB58])" office:value-type="float" office:value="0" calcext:value-type="float">
            <text:p>0.00</text:p>
          </table:table-cell>
          <table:table-cell table:style-name="ce25"/>
          <table:table-cell table:style-name="ce29" table:formula="of:=[.I58]+[.M58]+[.Q58]+[.U58]+[.X58]+[.AB58]+[.AE58]+[.AI58]+[.AM58]+[.AQ58]+[.AT58]+[.AX58]+[.BC58]" office:value-type="float" office:value="0" calcext:value-type="float">
            <text:p>0,00</text:p>
          </table:table-cell>
          <table:table-cell table:style-name="ce34" table:formula="of:=[.BE58]/[.$BE$3]" office:value-type="percentage" office:value="0" calcext:value-type="percentage">
            <text:p>0,00%</text:p>
          </table:table-cell>
          <table:table-cell table:style-name="ce42" table:formula="of:=IF([.BF58]&lt;0.5;5;IF([.BF58]&lt;0.55;4;IF([.BF58]&lt;0.6;3.7;IF([.BF58]&lt;0.65;3.3;IF([.BF58]&lt;0.7;3;IF([.BF58]&lt;0.75;2.7;IF([.BF58]&lt;0.8;2.3;IF([.BF58]&lt;0.85;2;IF([.BF58]&lt;0.9;1.7;IF([.BF5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59:.H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9:.L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9:.P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9:.T5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9:.W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9:.AA5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9:.AD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9:.AH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9:.AL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9:.AP5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9:.AS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9:.AW5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9:.BB59])" office:value-type="float" office:value="0" calcext:value-type="float">
            <text:p>0.00</text:p>
          </table:table-cell>
          <table:table-cell table:style-name="ce25"/>
          <table:table-cell table:style-name="ce29" table:formula="of:=[.I59]+[.M59]+[.Q59]+[.U59]+[.X59]+[.AB59]+[.AE59]+[.AI59]+[.AM59]+[.AQ59]+[.AT59]+[.AX59]+[.BC59]" office:value-type="float" office:value="0" calcext:value-type="float">
            <text:p>0,00</text:p>
          </table:table-cell>
          <table:table-cell table:style-name="ce34" table:formula="of:=[.BE59]/[.$BE$3]" office:value-type="percentage" office:value="0" calcext:value-type="percentage">
            <text:p>0,00%</text:p>
          </table:table-cell>
          <table:table-cell table:style-name="ce42" table:formula="of:=IF([.BF59]&lt;0.5;5;IF([.BF59]&lt;0.55;4;IF([.BF59]&lt;0.6;3.7;IF([.BF59]&lt;0.65;3.3;IF([.BF59]&lt;0.7;3;IF([.BF59]&lt;0.75;2.7;IF([.BF59]&lt;0.8;2.3;IF([.BF59]&lt;0.85;2;IF([.BF59]&lt;0.9;1.7;IF([.BF5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60:.H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0:.L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0:.P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0:.T6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0:.W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0:.AA6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0:.AD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0:.AH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0:.AL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0:.AP6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0:.AS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0:.AW6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0:.BB60])" office:value-type="float" office:value="0" calcext:value-type="float">
            <text:p>0.00</text:p>
          </table:table-cell>
          <table:table-cell table:style-name="ce25"/>
          <table:table-cell table:style-name="ce29" table:formula="of:=[.I60]+[.M60]+[.Q60]+[.U60]+[.X60]+[.AB60]+[.AE60]+[.AI60]+[.AM60]+[.AQ60]+[.AT60]+[.AX60]+[.BC60]" office:value-type="float" office:value="0" calcext:value-type="float">
            <text:p>0,00</text:p>
          </table:table-cell>
          <table:table-cell table:style-name="ce34" table:formula="of:=[.BE60]/[.$BE$3]" office:value-type="percentage" office:value="0" calcext:value-type="percentage">
            <text:p>0,00%</text:p>
          </table:table-cell>
          <table:table-cell table:style-name="ce42" table:formula="of:=IF([.BF60]&lt;0.5;5;IF([.BF60]&lt;0.55;4;IF([.BF60]&lt;0.6;3.7;IF([.BF60]&lt;0.65;3.3;IF([.BF60]&lt;0.7;3;IF([.BF60]&lt;0.75;2.7;IF([.BF60]&lt;0.8;2.3;IF([.BF60]&lt;0.85;2;IF([.BF60]&lt;0.9;1.7;IF([.BF6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61:.H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1:.L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1:.P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1:.T6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1:.W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1:.AA6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1:.AD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1:.AH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1:.AL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1:.AP6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1:.AS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1:.AW6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1:.BB61])" office:value-type="float" office:value="0" calcext:value-type="float">
            <text:p>0.00</text:p>
          </table:table-cell>
          <table:table-cell table:style-name="ce25"/>
          <table:table-cell table:style-name="ce29" table:formula="of:=[.I61]+[.M61]+[.Q61]+[.U61]+[.X61]+[.AB61]+[.AE61]+[.AI61]+[.AM61]+[.AQ61]+[.AT61]+[.AX61]+[.BC61]" office:value-type="float" office:value="0" calcext:value-type="float">
            <text:p>0,00</text:p>
          </table:table-cell>
          <table:table-cell table:style-name="ce34" table:formula="of:=[.BE61]/[.$BE$3]" office:value-type="percentage" office:value="0" calcext:value-type="percentage">
            <text:p>0,00%</text:p>
          </table:table-cell>
          <table:table-cell table:style-name="ce42" table:formula="of:=IF([.BF61]&lt;0.5;5;IF([.BF61]&lt;0.55;4;IF([.BF61]&lt;0.6;3.7;IF([.BF61]&lt;0.65;3.3;IF([.BF61]&lt;0.7;3;IF([.BF61]&lt;0.75;2.7;IF([.BF61]&lt;0.8;2.3;IF([.BF61]&lt;0.85;2;IF([.BF61]&lt;0.9;1.7;IF([.BF6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62:.H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2:.L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2:.P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2:.T6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2:.W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2:.AA6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2:.AD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2:.AH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2:.AL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2:.AP6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2:.AS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2:.AW6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2:.BB62])" office:value-type="float" office:value="0" calcext:value-type="float">
            <text:p>0.00</text:p>
          </table:table-cell>
          <table:table-cell table:style-name="ce25"/>
          <table:table-cell table:style-name="ce29" table:formula="of:=[.I62]+[.M62]+[.Q62]+[.U62]+[.X62]+[.AB62]+[.AE62]+[.AI62]+[.AM62]+[.AQ62]+[.AT62]+[.AX62]+[.BC62]" office:value-type="float" office:value="0" calcext:value-type="float">
            <text:p>0,00</text:p>
          </table:table-cell>
          <table:table-cell table:style-name="ce34" table:formula="of:=[.BE62]/[.$BE$3]" office:value-type="percentage" office:value="0" calcext:value-type="percentage">
            <text:p>0,00%</text:p>
          </table:table-cell>
          <table:table-cell table:style-name="ce42" table:formula="of:=IF([.BF62]&lt;0.5;5;IF([.BF62]&lt;0.55;4;IF([.BF62]&lt;0.6;3.7;IF([.BF62]&lt;0.65;3.3;IF([.BF62]&lt;0.7;3;IF([.BF62]&lt;0.75;2.7;IF([.BF62]&lt;0.8;2.3;IF([.BF62]&lt;0.85;2;IF([.BF62]&lt;0.9;1.7;IF([.BF6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63:.H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3:.L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3:.P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3:.T6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3:.W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3:.AA6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3:.AD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3:.AH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3:.AL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3:.AP6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3:.AS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3:.AW6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3:.BB63])" office:value-type="float" office:value="0" calcext:value-type="float">
            <text:p>0.00</text:p>
          </table:table-cell>
          <table:table-cell table:style-name="ce25"/>
          <table:table-cell table:style-name="ce29" table:formula="of:=[.I63]+[.M63]+[.Q63]+[.U63]+[.X63]+[.AB63]+[.AE63]+[.AI63]+[.AM63]+[.AQ63]+[.AT63]+[.AX63]+[.BC63]" office:value-type="float" office:value="0" calcext:value-type="float">
            <text:p>0,00</text:p>
          </table:table-cell>
          <table:table-cell table:style-name="ce34" table:formula="of:=[.BE63]/[.$BE$3]" office:value-type="percentage" office:value="0" calcext:value-type="percentage">
            <text:p>0,00%</text:p>
          </table:table-cell>
          <table:table-cell table:style-name="ce42" table:formula="of:=IF([.BF63]&lt;0.5;5;IF([.BF63]&lt;0.55;4;IF([.BF63]&lt;0.6;3.7;IF([.BF63]&lt;0.65;3.3;IF([.BF63]&lt;0.7;3;IF([.BF63]&lt;0.75;2.7;IF([.BF63]&lt;0.8;2.3;IF([.BF63]&lt;0.85;2;IF([.BF63]&lt;0.9;1.7;IF([.BF6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3"/>
          <table:table-cell table:style-name="ce11" table:number-columns-repeated="2"/>
          <table:table-cell table:style-name="ce17" table:formula="of:=SUM([.G64:.H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4:.L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4:.P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4:.T6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4:.W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4:.AA6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4:.AD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4:.AH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4:.AL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4:.AP6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4:.AS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4:.AW6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4:.BB64])" office:value-type="float" office:value="0" calcext:value-type="float">
            <text:p>0.00</text:p>
          </table:table-cell>
          <table:table-cell table:style-name="ce25"/>
          <table:table-cell table:style-name="ce29" table:formula="of:=[.I64]+[.M64]+[.Q64]+[.U64]+[.X64]+[.AB64]+[.AE64]+[.AI64]+[.AM64]+[.AQ64]+[.AT64]+[.AX64]+[.BC64]" office:value-type="float" office:value="0" calcext:value-type="float">
            <text:p>0,00</text:p>
          </table:table-cell>
          <table:table-cell table:style-name="ce34" table:formula="of:=[.BE64]/[.$BE$3]" office:value-type="percentage" office:value="0" calcext:value-type="percentage">
            <text:p>0,00%</text:p>
          </table:table-cell>
          <table:table-cell table:style-name="ce42" table:formula="of:=IF([.BF64]&lt;0.5;5;IF([.BF64]&lt;0.55;4;IF([.BF64]&lt;0.6;3.7;IF([.BF64]&lt;0.65;3.3;IF([.BF64]&lt;0.7;3;IF([.BF64]&lt;0.75;2.7;IF([.BF64]&lt;0.8;2.3;IF([.BF64]&lt;0.85;2;IF([.BF64]&lt;0.9;1.7;IF([.BF6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61"/>
        </table:table-row>
        <table:table-row table:style-name="ro1" table:number-rows-repeated="3">
          <table:table-cell table:style-name="ce3" table:number-columns-repeated="2"/>
          <table:table-cell/>
          <table:table-cell table:style-name="ce6" table:number-columns-repeated="2"/>
          <table:table-cell/>
          <table:table-cell table:style-name="ce11"/>
          <table:table-cell table:style-name="ce15"/>
          <table:table-cell table:style-name="ce17"/>
          <table:table-cell table:style-name="ce11" table:number-columns-repeated="3"/>
          <table:table-cell table:style-name="ce10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4"/>
          <table:table-cell table:style-name="ce17"/>
          <table:table-cell table:style-name="ce25"/>
          <table:table-cell table:style-name="ce29"/>
          <table:table-cell table:style-name="ce37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/>
          <table:table-cell table:style-name="ce6"/>
          <table:table-cell table:style-name="ce3"/>
          <table:table-cell table:style-name="ce17"/>
          <table:table-cell table:style-name="ce6" table:number-columns-repeated="3"/>
          <table:table-cell table:style-name="ce10"/>
          <table:table-cell table:style-name="ce3" table:number-columns-repeated="18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 table:number-columns-repeated="8"/>
          <table:table-cell table:style-name="ce6" table:number-columns-repeated="4"/>
          <table:table-cell table:style-name="ce3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/>
          <table:table-cell table:style-name="ce6"/>
          <table:table-cell table:style-name="ce3"/>
          <table:table-cell table:style-name="ce17"/>
          <table:table-cell table:style-name="ce6" table:number-columns-repeated="3"/>
          <table:table-cell table:style-name="ce10"/>
          <table:table-cell table:style-name="ce3" table:number-columns-repeated="2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 table:number-columns-repeated="13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/>
          <table:table-cell table:style-name="ce6"/>
          <table:table-cell table:style-name="ce3"/>
          <table:table-cell table:style-name="ce17"/>
          <table:table-cell table:style-name="ce6" table:number-columns-repeated="3"/>
          <table:table-cell table:style-name="ce10"/>
          <table:table-cell table:style-name="ce3" table:number-columns-repeated="2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 table:number-columns-repeated="4"/>
          <table:table-cell table:style-name="ce11" table:number-columns-repeated="3"/>
          <table:table-cell table:style-name="ce3" table:number-columns-repeated="6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55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6" table:number-columns-repeated="2"/>
          <table:table-cell/>
          <table:table-cell table:style-name="ce6"/>
          <table:table-cell table:style-name="ce3"/>
          <table:table-cell table:style-name="ce17"/>
          <table:table-cell table:style-name="ce6" table:number-columns-repeated="3"/>
          <table:table-cell table:style-name="ce10"/>
          <table:table-cell table:style-name="ce3" table:number-columns-repeated="2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 table:number-columns-repeated="13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3" table:number-columns-repeated="955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17"/>
          <table:table-cell table:number-columns-repeated="3"/>
          <table:table-cell table:style-name="ce10"/>
          <table:table-cell table:number-columns-repeated="22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 table:number-rows-repeated="16">
          <table:table-cell table:number-columns-repeated="35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>
          <table:table-cell table:number-columns-repeated="35"/>
          <table:table-cell table:style-name="ce7" table:number-columns-repeated="3"/>
          <table:table-cell table:number-columns-repeated="98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.00.0000</text:date>, <text:time style:data-style-name="N2" text:time-value="12:19:40.23893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f99d75f39f1c57ebdd7ffc5f42867c12031db97a</meta:generator>
    <dc:date>2016-12-09T17:06:40.734682950</dc:date>
    <dc:creator>Olaf Bergmann</dc:creator>
    <meta:editing-duration>P32DT9H29M42S</meta:editing-duration>
    <meta:editing-cycles>1533</meta:editing-cycles>
    <meta:printed-by>Olaf Bergmann</meta:printed-by>
    <meta:print-date>2014-10-28T15:48:55.980302589</meta:print-date>
    <meta:document-statistic meta:table-count="1" meta:cell-count="1474" meta:object-count="0"/>
  </office:meta>
</office:document-meta>
</file>